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ulations" table:style-name="ta1">
        <table:shapes>
          <draw:frame draw:z-index="0" draw:style-name="gr1" draw:text-style-name="P1" svg:width="453.51pt" svg:height="255.09pt" svg:x="165.8pt" svg:y="55.53pt">
            <loext:p draw:notify-on-update-of-ranges="Simulations.E7:Simulations.E7 Simulations.A1:Simulations.A1037 Simulations.M1:Simulations.M1 Simulations.B1:Simulations.B1037 Simulations.M2:Simulations.M2 Simulations.C1:Simulations.C10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Savidge Swarm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Greedy Goto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4 UAV’s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25x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40" calcext:value-type="float">
            <text:p>54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40" calcext:value-type="float">
            <text:p>54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90" calcext:value-type="float">
            <text:p>590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630" calcext:value-type="float">
            <text:p>63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630" calcext:value-type="float">
            <text:p>63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630" calcext:value-type="float">
            <text:p>63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630" calcext:value-type="float">
            <text:p>63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90" calcext:value-type="float">
            <text:p>690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90" calcext:value-type="float">
            <text:p>690</text:p>
          </table:table-cell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730" calcext:value-type="float">
            <text:p>730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730" calcext:value-type="float">
            <text:p>730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760" calcext:value-type="float">
            <text:p>760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760" calcext:value-type="float">
            <text:p>760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760" calcext:value-type="float">
            <text:p>760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770" calcext:value-type="float">
            <text:p>770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770" calcext:value-type="float">
            <text:p>770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800" calcext:value-type="float">
            <text:p>800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800" calcext:value-type="float">
            <text:p>800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800" calcext:value-type="float">
            <text:p>800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800" calcext:value-type="float">
            <text:p>800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0" calcext:value-type="float">
            <text:p>810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810" calcext:value-type="float">
            <text:p>810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850" calcext:value-type="float">
            <text:p>85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880" calcext:value-type="float">
            <text:p>88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880" calcext:value-type="float">
            <text:p>88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880" calcext:value-type="float">
            <text:p>88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880" calcext:value-type="float">
            <text:p>880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890" calcext:value-type="float">
            <text:p>890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930" calcext:value-type="float">
            <text:p>930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30" calcext:value-type="float">
            <text:p>930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930" calcext:value-type="float">
            <text:p>930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940" calcext:value-type="float">
            <text:p>94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950" calcext:value-type="float">
            <text:p>95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000" calcext:value-type="float">
            <text:p>100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000" calcext:value-type="float">
            <text:p>100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000" calcext:value-type="float">
            <text:p>100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0" calcext:value-type="float">
            <text:p>1010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020" calcext:value-type="float">
            <text:p>1020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070" calcext:value-type="float">
            <text:p>1070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070" calcext:value-type="float">
            <text:p>1070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070" calcext:value-type="float">
            <text:p>1070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070" calcext:value-type="float">
            <text:p>1070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080" calcext:value-type="float">
            <text:p>1080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090" calcext:value-type="float">
            <text:p>1090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140" calcext:value-type="float">
            <text:p>1140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140" calcext:value-type="float">
            <text:p>1140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40" calcext:value-type="float">
            <text:p>1140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140" calcext:value-type="float">
            <text:p>1140</text:p>
          </table:table-cell>
          <table:table-cell office:value-type="float" office:value="1010" calcext:value-type="float">
            <text:p>1010</text:p>
          </table:table-cell>
          <table:table-cell table:number-columns-repeated="10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150" calcext:value-type="float">
            <text:p>115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160" calcext:value-type="float">
            <text:p>116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210" calcext:value-type="float">
            <text:p>121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210" calcext:value-type="float">
            <text:p>121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10" calcext:value-type="float">
            <text:p>121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210" calcext:value-type="float">
            <text:p>1210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220" calcext:value-type="float">
            <text:p>122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230" calcext:value-type="float">
            <text:p>123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280" calcext:value-type="float">
            <text:p>128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280" calcext:value-type="float">
            <text:p>128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280" calcext:value-type="float">
            <text:p>1280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290" calcext:value-type="float">
            <text:p>1290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300" calcext:value-type="float">
            <text:p>1300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330" calcext:value-type="float">
            <text:p>1330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330" calcext:value-type="float">
            <text:p>1330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330" calcext:value-type="float">
            <text:p>1330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330" calcext:value-type="float">
            <text:p>1330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0" calcext:value-type="float">
            <text:p>134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350" calcext:value-type="float">
            <text:p>135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380" calcext:value-type="float">
            <text:p>138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380" calcext:value-type="float">
            <text:p>138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380" calcext:value-type="float">
            <text:p>138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380" calcext:value-type="float">
            <text:p>138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390" calcext:value-type="float">
            <text:p>1390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400" calcext:value-type="float">
            <text:p>140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420" calcext:value-type="float">
            <text:p>142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420" calcext:value-type="float">
            <text:p>142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0" calcext:value-type="float">
            <text:p>142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420" calcext:value-type="float">
            <text:p>142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430" calcext:value-type="float">
            <text:p>1430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440" calcext:value-type="float">
            <text:p>1440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470" calcext:value-type="float">
            <text:p>1470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480" calcext:value-type="float">
            <text:p>1480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480" calcext:value-type="float">
            <text:p>1480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480" calcext:value-type="float">
            <text:p>1480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480" calcext:value-type="float">
            <text:p>1480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number-columns-repeated="2"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10" calcext:value-type="float">
            <text:p>1510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520" calcext:value-type="float">
            <text:p>1520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520" calcext:value-type="float">
            <text:p>1520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520" calcext:value-type="float">
            <text:p>1520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520" calcext:value-type="float">
            <text:p>1520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550" calcext:value-type="float">
            <text:p>1550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560" calcext:value-type="float">
            <text:p>1560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560" calcext:value-type="float">
            <text:p>1560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560" calcext:value-type="float">
            <text:p>1560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60" calcext:value-type="float">
            <text:p>1560</text:p>
          </table:table-cell>
          <table:table-cell office:value-type="float" office:value="1550" calcext:value-type="float">
            <text:p>1550</text:p>
          </table:table-cell>
          <table:table-cell table:number-columns-repeated="10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560" calcext:value-type="float">
            <text:p>1560</text:p>
          </table:table-cell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590" calcext:value-type="float">
            <text:p>1590</text:p>
          </table:table-cell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600" calcext:value-type="float">
            <text:p>1600</text:p>
          </table:table-cell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600" calcext:value-type="float">
            <text:p>1600</text:p>
          </table:table-cell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600" calcext:value-type="float">
            <text:p>1600</text:p>
          </table:table-cell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600" calcext:value-type="float">
            <text:p>1600</text:p>
          </table:table-cell>
          <table:table-cell office:value-type="float" office:value="1590" calcext:value-type="float">
            <text:p>1590</text:p>
          </table:table-cell>
          <table:table-cell table:number-columns-repeated="10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600" calcext:value-type="float">
            <text:p>1600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630" calcext:value-type="float">
            <text:p>1630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640" calcext:value-type="float">
            <text:p>1640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40" calcext:value-type="float">
            <text:p>1640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640" calcext:value-type="float">
            <text:p>1640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640" calcext:value-type="float">
            <text:p>1640</text:p>
          </table:table-cell>
          <table:table-cell office:value-type="float" office:value="1630" calcext:value-type="float">
            <text:p>1630</text:p>
          </table:table-cell>
          <table:table-cell table:number-columns-repeated="10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640" calcext:value-type="float">
            <text:p>164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670" calcext:value-type="float">
            <text:p>167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680" calcext:value-type="float">
            <text:p>168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680" calcext:value-type="float">
            <text:p>168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680" calcext:value-type="float">
            <text:p>168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680" calcext:value-type="float">
            <text:p>1680</text:p>
          </table:table-cell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680" calcext:value-type="float">
            <text:p>1680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0" calcext:value-type="float">
            <text:p>1710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720" calcext:value-type="float">
            <text:p>1720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20" calcext:value-type="float">
            <text:p>1720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720" calcext:value-type="float">
            <text:p>1720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20" calcext:value-type="float">
            <text:p>1720</text:p>
          </table:table-cell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720" calcext:value-type="float">
            <text:p>1720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50" calcext:value-type="float">
            <text:p>1750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760" calcext:value-type="float">
            <text:p>1760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60" calcext:value-type="float">
            <text:p>1760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760" calcext:value-type="float">
            <text:p>1760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760" calcext:value-type="float">
            <text:p>176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90" calcext:value-type="float">
            <text:p>179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800" calcext:value-type="float">
            <text:p>180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800" calcext:value-type="float">
            <text:p>180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800" calcext:value-type="float">
            <text:p>180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800" calcext:value-type="float">
            <text:p>1800</text:p>
          </table:table-cell>
          <table:table-cell office:value-type="float" office:value="1790" calcext:value-type="float">
            <text:p>1790</text:p>
          </table:table-cell>
          <table:table-cell table:number-columns-repeated="10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800" calcext:value-type="float">
            <text:p>1800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830" calcext:value-type="float">
            <text:p>1830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840" calcext:value-type="float">
            <text:p>1840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40" calcext:value-type="float">
            <text:p>1840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840" calcext:value-type="float">
            <text:p>1840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840" calcext:value-type="float">
            <text:p>1840</text:p>
          </table:table-cell>
          <table:table-cell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840" calcext:value-type="float">
            <text:p>1840</text:p>
          </table:table-cell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870" calcext:value-type="float">
            <text:p>1870</text:p>
          </table:table-cell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880" calcext:value-type="float">
            <text:p>1880</text:p>
          </table:table-cell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890" calcext:value-type="float">
            <text:p>1890</text:p>
          </table:table-cell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890" calcext:value-type="float">
            <text:p>1890</text:p>
          </table:table-cell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890" calcext:value-type="float">
            <text:p>1890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float" office:value="24.9" calcext:value-type="float">
            <text:p>24.9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0" calcext:value-type="float">
            <text:p>1900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910" calcext:value-type="float">
            <text:p>1910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920" calcext:value-type="float">
            <text:p>1920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920" calcext:value-type="float">
            <text:p>1920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920" calcext:value-type="float">
            <text:p>1920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920" calcext:value-type="float">
            <text:p>1920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25.6" calcext:value-type="float">
            <text:p>25.6</text:p>
          </table:table-cell>
          <table:table-cell table:number-columns-repeated="2"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940" calcext:value-type="float">
            <text:p>1940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950" calcext:value-type="float">
            <text:p>1950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950" calcext:value-type="float">
            <text:p>1950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10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950" calcext:value-type="float">
            <text:p>195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float" office:value="26.3" calcext:value-type="float">
            <text:p>26.3</text:p>
          </table:table-cell>
          <table:table-cell table:number-columns-repeated="2"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980" calcext:value-type="float">
            <text:p>198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980" calcext:value-type="float">
            <text:p>198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980" calcext:value-type="float">
            <text:p>1980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990" calcext:value-type="float">
            <text:p>1990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020" calcext:value-type="float">
            <text:p>2020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040" calcext:value-type="float">
            <text:p>2040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040" calcext:value-type="float">
            <text:p>2040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50" calcext:value-type="float">
            <text:p>2050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060" calcext:value-type="float">
            <text:p>2060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070" calcext:value-type="float">
            <text:p>2070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070" calcext:value-type="float">
            <text:p>2070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070" calcext:value-type="float">
            <text:p>2070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070" calcext:value-type="float">
            <text:p>207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080" calcext:value-type="float">
            <text:p>208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090" calcext:value-type="float">
            <text:p>209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100" calcext:value-type="float">
            <text:p>210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100" calcext:value-type="float">
            <text:p>210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10" calcext:value-type="float">
            <text:p>2110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110" calcext:value-type="float">
            <text:p>2110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120" calcext:value-type="float">
            <text:p>2120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130" calcext:value-type="float">
            <text:p>2130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140" calcext:value-type="float">
            <text:p>2140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140" calcext:value-type="float">
            <text:p>2140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150" calcext:value-type="float">
            <text:p>2150</text:p>
          </table:table-cell>
          <table:table-cell office:value-type="float" office:value="2190" calcext:value-type="float">
            <text:p>2190</text:p>
          </table:table-cell>
          <table:table-cell table:number-columns-repeated="10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150" calcext:value-type="float">
            <text:p>2150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160" calcext:value-type="float">
            <text:p>2160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170" calcext:value-type="float">
            <text:p>2170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0" calcext:value-type="float">
            <text:p>2180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180" calcext:value-type="float">
            <text:p>2180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190" calcext:value-type="float">
            <text:p>2190</text:p>
          </table:table-cell>
          <table:table-cell office:value-type="float" office:value="2230" calcext:value-type="float">
            <text:p>2230</text:p>
          </table:table-cell>
          <table:table-cell table:number-columns-repeated="10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190" calcext:value-type="float">
            <text:p>2190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210" calcext:value-type="float">
            <text:p>2210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240" calcext:value-type="float">
            <text:p>2240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30.7" calcext:value-type="float">
            <text:p>30.7</text:p>
          </table:table-cell>
          <table:table-cell table:number-columns-repeated="2"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250" calcext:value-type="float">
            <text:p>2250</text:p>
          </table:table-cell>
          <table:table-cell office:value-type="float" office:value="2270" calcext:value-type="float">
            <text:p>2270</text:p>
          </table:table-cell>
          <table:table-cell table:number-columns-repeated="10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250" calcext:value-type="float">
            <text:p>2250</text:p>
          </table:table-cell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50" calcext:value-type="float">
            <text:p>2250</text:p>
          </table:table-cell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250" calcext:value-type="float">
            <text:p>2250</text:p>
          </table:table-cell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280" calcext:value-type="float">
            <text:p>2280</text:p>
          </table:table-cell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31.3" calcext:value-type="float">
            <text:p>31.3</text:p>
          </table:table-cell>
          <table:table-cell table:number-columns-repeated="2"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290" calcext:value-type="float">
            <text:p>2290</text:p>
          </table:table-cell>
          <table:table-cell office:value-type="float" office:value="2310" calcext:value-type="float">
            <text:p>2310</text:p>
          </table:table-cell>
          <table:table-cell table:number-columns-repeated="10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290" calcext:value-type="float">
            <text:p>2290</text:p>
          </table:table-cell>
          <table:table-cell office:value-type="float" office:value="2330" calcext:value-type="float">
            <text:p>2330</text:p>
          </table:table-cell>
          <table:table-cell table:number-columns-repeated="10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290" calcext:value-type="float">
            <text:p>2290</text:p>
          </table:table-cell>
          <table:table-cell office:value-type="float" office:value="2330" calcext:value-type="float">
            <text:p>2330</text:p>
          </table:table-cell>
          <table:table-cell table:number-columns-repeated="10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290" calcext:value-type="float">
            <text:p>2290</text:p>
          </table:table-cell>
          <table:table-cell office:value-type="float" office:value="2330" calcext:value-type="float">
            <text:p>2330</text:p>
          </table:table-cell>
          <table:table-cell table:number-columns-repeated="10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320" calcext:value-type="float">
            <text:p>2320</text:p>
          </table:table-cell>
          <table:table-cell office:value-type="float" office:value="2330" calcext:value-type="float">
            <text:p>2330</text:p>
          </table:table-cell>
          <table:table-cell table:number-columns-repeated="10"/>
        </table:table-row>
        <table:table-row table:style-name="ro1">
          <table:table-cell office:value-type="float" office:value="31.9" calcext:value-type="float">
            <text:p>31.9</text:p>
          </table:table-cell>
          <table:table-cell table:number-columns-repeated="2" office:value-type="float" office:value="2330" calcext:value-type="float">
            <text:p>233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30" calcext:value-type="float">
            <text:p>2330</text:p>
          </table:table-cell>
          <table:table-cell office:value-type="float" office:value="2350" calcext:value-type="float">
            <text:p>2350</text:p>
          </table:table-cell>
          <table:table-cell table:number-columns-repeated="10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330" calcext:value-type="float">
            <text:p>2330</text:p>
          </table:table-cell>
          <table:table-cell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330" calcext:value-type="float">
            <text:p>2330</text:p>
          </table:table-cell>
          <table:table-cell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330" calcext:value-type="float">
            <text:p>2330</text:p>
          </table:table-cell>
          <table:table-cell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360" calcext:value-type="float">
            <text:p>2360</text:p>
          </table:table-cell>
          <table:table-cell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number-columns-repeated="2"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370" calcext:value-type="float">
            <text:p>2370</text:p>
          </table:table-cell>
          <table:table-cell office:value-type="float" office:value="2390" calcext:value-type="float">
            <text:p>2390</text:p>
          </table:table-cell>
          <table:table-cell table:number-columns-repeated="10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370" calcext:value-type="float">
            <text:p>2370</text:p>
          </table:table-cell>
          <table:table-cell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370" calcext:value-type="float">
            <text:p>2370</text:p>
          </table:table-cell>
          <table:table-cell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370" calcext:value-type="float">
            <text:p>2370</text:p>
          </table:table-cell>
          <table:table-cell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00" calcext:value-type="float">
            <text:p>2400</text:p>
          </table:table-cell>
          <table:table-cell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office:value-type="float" office:value="33.1" calcext:value-type="float">
            <text:p>33.1</text:p>
          </table:table-cell>
          <table:table-cell table:number-columns-repeated="2"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410" calcext:value-type="float">
            <text:p>2410</text:p>
          </table:table-cell>
          <table:table-cell office:value-type="float" office:value="2430" calcext:value-type="float">
            <text:p>2430</text:p>
          </table:table-cell>
          <table:table-cell table:number-columns-repeated="10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2410" calcext:value-type="float">
            <text:p>2410</text:p>
          </table:table-cell>
          <table:table-cell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410" calcext:value-type="float">
            <text:p>2410</text:p>
          </table:table-cell>
          <table:table-cell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410" calcext:value-type="float">
            <text:p>2410</text:p>
          </table:table-cell>
          <table:table-cell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440" calcext:value-type="float">
            <text:p>2440</text:p>
          </table:table-cell>
          <table:table-cell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office:value-type="float" office:value="33.7" calcext:value-type="float">
            <text:p>33.7</text:p>
          </table:table-cell>
          <table:table-cell table:number-columns-repeated="2"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450" calcext:value-type="float">
            <text:p>2450</text:p>
          </table:table-cell>
          <table:table-cell office:value-type="float" office:value="2470" calcext:value-type="float">
            <text:p>2470</text:p>
          </table:table-cell>
          <table:table-cell table:number-columns-repeated="10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450" calcext:value-type="float">
            <text:p>2450</text:p>
          </table:table-cell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50" calcext:value-type="float">
            <text:p>2450</text:p>
          </table:table-cell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2450" calcext:value-type="float">
            <text:p>2450</text:p>
          </table:table-cell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480" calcext:value-type="float">
            <text:p>2480</text:p>
          </table:table-cell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34.3" calcext:value-type="float">
            <text:p>34.3</text:p>
          </table:table-cell>
          <table:table-cell table:number-columns-repeated="2"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490" calcext:value-type="float">
            <text:p>2490</text:p>
          </table:table-cell>
          <table:table-cell office:value-type="float" office:value="2510" calcext:value-type="float">
            <text:p>2510</text:p>
          </table:table-cell>
          <table:table-cell table:number-columns-repeated="10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490" calcext:value-type="float">
            <text:p>2490</text:p>
          </table:table-cell>
          <table:table-cell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490" calcext:value-type="float">
            <text:p>2490</text:p>
          </table:table-cell>
          <table:table-cell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490" calcext:value-type="float">
            <text:p>2490</text:p>
          </table:table-cell>
          <table:table-cell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520" calcext:value-type="float">
            <text:p>2520</text:p>
          </table:table-cell>
          <table:table-cell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number-columns-repeated="2"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30" calcext:value-type="float">
            <text:p>2530</text:p>
          </table:table-cell>
          <table:table-cell office:value-type="float" office:value="2550" calcext:value-type="float">
            <text:p>2550</text:p>
          </table:table-cell>
          <table:table-cell table:number-columns-repeated="10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560" calcext:value-type="float">
            <text:p>2560</text:p>
          </table:table-cell>
          <table:table-cell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office:value-type="float" office:value="35.5" calcext:value-type="float">
            <text:p>35.5</text:p>
          </table:table-cell>
          <table:table-cell table:number-columns-repeated="2"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570" calcext:value-type="float">
            <text:p>2570</text:p>
          </table:table-cell>
          <table:table-cell office:value-type="float" office:value="2590" calcext:value-type="float">
            <text:p>2590</text:p>
          </table:table-cell>
          <table:table-cell table:number-columns-repeated="10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570" calcext:value-type="float">
            <text:p>2570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570" calcext:value-type="float">
            <text:p>2570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570" calcext:value-type="float">
            <text:p>2570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0" calcext:value-type="float">
            <text:p>2600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36.1" calcext:value-type="float">
            <text:p>36.1</text:p>
          </table:table-cell>
          <table:table-cell table:number-columns-repeated="2"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610" calcext:value-type="float">
            <text:p>2610</text:p>
          </table:table-cell>
          <table:table-cell office:value-type="float" office:value="2630" calcext:value-type="float">
            <text:p>2630</text:p>
          </table:table-cell>
          <table:table-cell table:number-columns-repeated="10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610" calcext:value-type="float">
            <text:p>2610</text:p>
          </table:table-cell>
          <table:table-cell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610" calcext:value-type="float">
            <text:p>2610</text:p>
          </table:table-cell>
          <table:table-cell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610" calcext:value-type="float">
            <text:p>2610</text:p>
          </table:table-cell>
          <table:table-cell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2640" calcext:value-type="float">
            <text:p>2640</text:p>
          </table:table-cell>
          <table:table-cell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36.7" calcext:value-type="float">
            <text:p>36.7</text:p>
          </table:table-cell>
          <table:table-cell table:number-columns-repeated="2"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660" calcext:value-type="float">
            <text:p>2660</text:p>
          </table:table-cell>
          <table:table-cell office:value-type="float" office:value="2670" calcext:value-type="float">
            <text:p>2670</text:p>
          </table:table-cell>
          <table:table-cell table:number-columns-repeated="10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2680" calcext:value-type="float">
            <text:p>2680</text:p>
          </table:table-cell>
          <table:table-cell office:value-type="float" office:value="2690" calcext:value-type="float">
            <text:p>269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80" calcext:value-type="float">
            <text:p>2680</text:p>
          </table:table-cell>
          <table:table-cell office:value-type="float" office:value="2690" calcext:value-type="float">
            <text:p>2690</text:p>
          </table:table-cell>
          <table:table-cell table:number-columns-repeated="10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2680" calcext:value-type="float">
            <text:p>2680</text:p>
          </table:table-cell>
          <table:table-cell office:value-type="float" office:value="2690" calcext:value-type="float">
            <text:p>2690</text:p>
          </table:table-cell>
          <table:table-cell table:number-columns-repeated="10"/>
        </table:table-row>
        <table:table-row table:style-name="ro1">
          <table:table-cell office:value-type="float" office:value="37.2" calcext:value-type="float">
            <text:p>37.2</text:p>
          </table:table-cell>
          <table:table-cell table:number-columns-repeated="2" office:value-type="float" office:value="2690" calcext:value-type="float">
            <text:p>2690</text:p>
          </table:table-cell>
          <table:table-cell table:number-columns-repeated="10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700" calcext:value-type="float">
            <text:p>2700</text:p>
          </table:table-cell>
          <table:table-cell office:value-type="float" office:value="2690" calcext:value-type="float">
            <text:p>2690</text:p>
          </table:table-cell>
          <table:table-cell table:number-columns-repeated="10"/>
        </table:table-row>
        <table:table-row table:style-name="ro1">
          <table:table-cell office:value-type="float" office:value="37.4" calcext:value-type="float">
            <text:p>37.4</text:p>
          </table:table-cell>
          <table:table-cell table:number-columns-repeated="2" office:value-type="float" office:value="2710" calcext:value-type="float">
            <text:p>2710</text:p>
          </table:table-cell>
          <table:table-cell table:number-columns-repeated="10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750" calcext:value-type="float">
            <text:p>275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750" calcext:value-type="float">
            <text:p>275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750" calcext:value-type="float">
            <text:p>275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760" calcext:value-type="float">
            <text:p>276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770" calcext:value-type="float">
            <text:p>277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80" calcext:value-type="float">
            <text:p>2780</text:p>
          </table:table-cell>
          <table:table-cell office:value-type="float" office:value="2750" calcext:value-type="float">
            <text:p>2750</text:p>
          </table:table-cell>
          <table:table-cell table:number-columns-repeated="10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2860" calcext:value-type="float">
            <text:p>2860</text:p>
          </table:table-cell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2860" calcext:value-type="float">
            <text:p>2860</text:p>
          </table:table-cell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860" calcext:value-type="float">
            <text:p>2860</text:p>
          </table:table-cell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870" calcext:value-type="float">
            <text:p>2870</text:p>
          </table:table-cell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2880" calcext:value-type="float">
            <text:p>2880</text:p>
          </table:table-cell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890" calcext:value-type="float">
            <text:p>2890</text:p>
          </table:table-cell>
          <table:table-cell office:value-type="float" office:value="2790" calcext:value-type="float">
            <text:p>2790</text:p>
          </table:table-cell>
          <table:table-cell table:number-columns-repeated="10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2970" calcext:value-type="float">
            <text:p>2970</text:p>
          </table:table-cell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2970" calcext:value-type="float">
            <text:p>2970</text:p>
          </table:table-cell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2970" calcext:value-type="float">
            <text:p>2970</text:p>
          </table:table-cell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80" calcext:value-type="float">
            <text:p>2980</text:p>
          </table:table-cell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2990" calcext:value-type="float">
            <text:p>2990</text:p>
          </table:table-cell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000" calcext:value-type="float">
            <text:p>3000</text:p>
          </table:table-cell>
          <table:table-cell office:value-type="float" office:value="2830" calcext:value-type="float">
            <text:p>2830</text:p>
          </table:table-cell>
          <table:table-cell table:number-columns-repeated="10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080" calcext:value-type="float">
            <text:p>308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080" calcext:value-type="float">
            <text:p>308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080" calcext:value-type="float">
            <text:p>308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090" calcext:value-type="float">
            <text:p>309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100" calcext:value-type="float">
            <text:p>310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110" calcext:value-type="float">
            <text:p>3110</text:p>
          </table:table-cell>
          <table:table-cell office:value-type="float" office:value="2870" calcext:value-type="float">
            <text:p>2870</text:p>
          </table:table-cell>
          <table:table-cell table:number-columns-repeated="10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150" calcext:value-type="float">
            <text:p>3150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0" calcext:value-type="float">
            <text:p>3150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3150" calcext:value-type="float">
            <text:p>3150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160" calcext:value-type="float">
            <text:p>3160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3170" calcext:value-type="float">
            <text:p>3170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180" calcext:value-type="float">
            <text:p>3180</text:p>
          </table:table-cell>
          <table:table-cell office:value-type="float" office:value="2910" calcext:value-type="float">
            <text:p>2910</text:p>
          </table:table-cell>
          <table:table-cell table:number-columns-repeated="10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3220" calcext:value-type="float">
            <text:p>322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220" calcext:value-type="float">
            <text:p>322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220" calcext:value-type="float">
            <text:p>322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230" calcext:value-type="float">
            <text:p>323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3240" calcext:value-type="float">
            <text:p>324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50" calcext:value-type="float">
            <text:p>3250</text:p>
          </table:table-cell>
          <table:table-cell office:value-type="float" office:value="2960" calcext:value-type="float">
            <text:p>2960</text:p>
          </table:table-cell>
          <table:table-cell table:number-columns-repeated="10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3330" calcext:value-type="float">
            <text:p>3330</text:p>
          </table:table-cell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330" calcext:value-type="float">
            <text:p>3330</text:p>
          </table:table-cell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3330" calcext:value-type="float">
            <text:p>3330</text:p>
          </table:table-cell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340" calcext:value-type="float">
            <text:p>3340</text:p>
          </table:table-cell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3350" calcext:value-type="float">
            <text:p>3350</text:p>
          </table:table-cell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360" calcext:value-type="float">
            <text:p>3360</text:p>
          </table:table-cell>
          <table:table-cell office:value-type="float" office:value="3030" calcext:value-type="float">
            <text:p>3030</text:p>
          </table:table-cell>
          <table:table-cell table:number-columns-repeated="10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3520" calcext:value-type="float">
            <text:p>352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520" calcext:value-type="float">
            <text:p>352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3520" calcext:value-type="float">
            <text:p>352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30" calcext:value-type="float">
            <text:p>353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540" calcext:value-type="float">
            <text:p>354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550" calcext:value-type="float">
            <text:p>3550</text:p>
          </table:table-cell>
          <table:table-cell office:value-type="float" office:value="3140" calcext:value-type="float">
            <text:p>3140</text:p>
          </table:table-cell>
          <table:table-cell table:number-columns-repeated="10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3630" calcext:value-type="float">
            <text:p>3630</text:p>
          </table:table-cell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630" calcext:value-type="float">
            <text:p>3630</text:p>
          </table:table-cell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630" calcext:value-type="float">
            <text:p>3630</text:p>
          </table:table-cell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3640" calcext:value-type="float">
            <text:p>3640</text:p>
          </table:table-cell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3650" calcext:value-type="float">
            <text:p>3650</text:p>
          </table:table-cell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710" calcext:value-type="float">
            <text:p>3710</text:p>
          </table:table-cell>
          <table:table-cell office:value-type="float" office:value="3330" calcext:value-type="float">
            <text:p>3330</text:p>
          </table:table-cell>
          <table:table-cell table:number-columns-repeated="10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3710" calcext:value-type="float">
            <text:p>3710</text:p>
          </table:table-cell>
          <table:table-cell office:value-type="float" office:value="3420" calcext:value-type="float">
            <text:p>342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10" calcext:value-type="float">
            <text:p>3710</text:p>
          </table:table-cell>
          <table:table-cell office:value-type="float" office:value="3420" calcext:value-type="float">
            <text:p>3420</text:p>
          </table:table-cell>
          <table:table-cell table:number-columns-repeated="10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3710" calcext:value-type="float">
            <text:p>3710</text:p>
          </table:table-cell>
          <table:table-cell office:value-type="float" office:value="3420" calcext:value-type="float">
            <text:p>3420</text:p>
          </table:table-cell>
          <table:table-cell table:number-columns-repeated="10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710" calcext:value-type="float">
            <text:p>3710</text:p>
          </table:table-cell>
          <table:table-cell office:value-type="float" office:value="3420" calcext:value-type="float">
            <text:p>3420</text:p>
          </table:table-cell>
          <table:table-cell table:number-columns-repeated="10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720" calcext:value-type="float">
            <text:p>3720</text:p>
          </table:table-cell>
          <table:table-cell office:value-type="float" office:value="3420" calcext:value-type="float">
            <text:p>3420</text:p>
          </table:table-cell>
          <table:table-cell table:number-columns-repeated="10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760" calcext:value-type="float">
            <text:p>3760</text:p>
          </table:table-cell>
          <table:table-cell office:value-type="float" office:value="3440" calcext:value-type="float">
            <text:p>3440</text:p>
          </table:table-cell>
          <table:table-cell table:number-columns-repeated="10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760" calcext:value-type="float">
            <text:p>376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760" calcext:value-type="float">
            <text:p>376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760" calcext:value-type="float">
            <text:p>376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760" calcext:value-type="float">
            <text:p>376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3770" calcext:value-type="float">
            <text:p>377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10" calcext:value-type="float">
            <text:p>3810</text:p>
          </table:table-cell>
          <table:table-cell office:value-type="float" office:value="3510" calcext:value-type="float">
            <text:p>3510</text:p>
          </table:table-cell>
          <table:table-cell table:number-columns-repeated="10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3810" calcext:value-type="float">
            <text:p>3810</text:p>
          </table:table-cell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810" calcext:value-type="float">
            <text:p>3810</text:p>
          </table:table-cell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3810" calcext:value-type="float">
            <text:p>3810</text:p>
          </table:table-cell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810" calcext:value-type="float">
            <text:p>3810</text:p>
          </table:table-cell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810" calcext:value-type="float">
            <text:p>3810</text:p>
          </table:table-cell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3870" calcext:value-type="float">
            <text:p>3870</text:p>
          </table:table-cell>
          <table:table-cell office:value-type="float" office:value="3560" calcext:value-type="float">
            <text:p>3560</text:p>
          </table:table-cell>
          <table:table-cell table:number-columns-repeated="10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870" calcext:value-type="float">
            <text:p>3870</text:p>
          </table:table-cell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870" calcext:value-type="float">
            <text:p>3870</text:p>
          </table:table-cell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3870" calcext:value-type="float">
            <text:p>3870</text:p>
          </table:table-cell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70" calcext:value-type="float">
            <text:p>3870</text:p>
          </table:table-cell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3870" calcext:value-type="float">
            <text:p>3870</text:p>
          </table:table-cell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970" calcext:value-type="float">
            <text:p>3970</text:p>
          </table:table-cell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3970" calcext:value-type="float">
            <text:p>3970</text:p>
          </table:table-cell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970" calcext:value-type="float">
            <text:p>3970</text:p>
          </table:table-cell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3970" calcext:value-type="float">
            <text:p>3970</text:p>
          </table:table-cell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970" calcext:value-type="float">
            <text:p>3970</text:p>
          </table:table-cell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3970" calcext:value-type="float">
            <text:p>3970</text:p>
          </table:table-cell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070" calcext:value-type="float">
            <text:p>4070</text:p>
          </table:table-cell>
          <table:table-cell office:value-type="float" office:value="3640" calcext:value-type="float">
            <text:p>3640</text:p>
          </table:table-cell>
          <table:table-cell table:number-columns-repeated="10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070" calcext:value-type="float">
            <text:p>4070</text:p>
          </table:table-cell>
          <table:table-cell office:value-type="float" office:value="3660" calcext:value-type="float">
            <text:p>366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70" calcext:value-type="float">
            <text:p>4070</text:p>
          </table:table-cell>
          <table:table-cell office:value-type="float" office:value="3660" calcext:value-type="float">
            <text:p>3660</text:p>
          </table:table-cell>
          <table:table-cell table:number-columns-repeated="10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070" calcext:value-type="float">
            <text:p>4070</text:p>
          </table:table-cell>
          <table:table-cell office:value-type="float" office:value="3660" calcext:value-type="float">
            <text:p>3660</text:p>
          </table:table-cell>
          <table:table-cell table:number-columns-repeated="10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070" calcext:value-type="float">
            <text:p>4070</text:p>
          </table:table-cell>
          <table:table-cell office:value-type="float" office:value="3660" calcext:value-type="float">
            <text:p>3660</text:p>
          </table:table-cell>
          <table:table-cell table:number-columns-repeated="10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070" calcext:value-type="float">
            <text:p>4070</text:p>
          </table:table-cell>
          <table:table-cell office:value-type="float" office:value="3660" calcext:value-type="float">
            <text:p>3660</text:p>
          </table:table-cell>
          <table:table-cell table:number-columns-repeated="10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170" calcext:value-type="float">
            <text:p>4170</text:p>
          </table:table-cell>
          <table:table-cell office:value-type="float" office:value="3680" calcext:value-type="float">
            <text:p>3680</text:p>
          </table:table-cell>
          <table:table-cell table:number-columns-repeated="10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170" calcext:value-type="float">
            <text:p>417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170" calcext:value-type="float">
            <text:p>417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170" calcext:value-type="float">
            <text:p>417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170" calcext:value-type="float">
            <text:p>417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170" calcext:value-type="float">
            <text:p>417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30" calcext:value-type="float">
            <text:p>4230</text:p>
          </table:table-cell>
          <table:table-cell office:value-type="float" office:value="3720" calcext:value-type="float">
            <text:p>3720</text:p>
          </table:table-cell>
          <table:table-cell table:number-columns-repeated="10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230" calcext:value-type="float">
            <text:p>4230</text:p>
          </table:table-cell>
          <table:table-cell office:value-type="float" office:value="3740" calcext:value-type="float">
            <text:p>3740</text:p>
          </table:table-cell>
          <table:table-cell table:number-columns-repeated="10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230" calcext:value-type="float">
            <text:p>4230</text:p>
          </table:table-cell>
          <table:table-cell office:value-type="float" office:value="3740" calcext:value-type="float">
            <text:p>3740</text:p>
          </table:table-cell>
          <table:table-cell table:number-columns-repeated="10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230" calcext:value-type="float">
            <text:p>4230</text:p>
          </table:table-cell>
          <table:table-cell office:value-type="float" office:value="3740" calcext:value-type="float">
            <text:p>3740</text:p>
          </table:table-cell>
          <table:table-cell table:number-columns-repeated="10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230" calcext:value-type="float">
            <text:p>4230</text:p>
          </table:table-cell>
          <table:table-cell office:value-type="float" office:value="3740" calcext:value-type="float">
            <text:p>3740</text:p>
          </table:table-cell>
          <table:table-cell table:number-columns-repeated="10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230" calcext:value-type="float">
            <text:p>4230</text:p>
          </table:table-cell>
          <table:table-cell office:value-type="float" office:value="3740" calcext:value-type="float">
            <text:p>3740</text:p>
          </table:table-cell>
          <table:table-cell table:number-columns-repeated="10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270" calcext:value-type="float">
            <text:p>4270</text:p>
          </table:table-cell>
          <table:table-cell office:value-type="float" office:value="3760" calcext:value-type="float">
            <text:p>3760</text:p>
          </table:table-cell>
          <table:table-cell table:number-columns-repeated="10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270" calcext:value-type="float">
            <text:p>4270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270" calcext:value-type="float">
            <text:p>4270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270" calcext:value-type="float">
            <text:p>4270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70" calcext:value-type="float">
            <text:p>4270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270" calcext:value-type="float">
            <text:p>4270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310" calcext:value-type="float">
            <text:p>4310</text:p>
          </table:table-cell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310" calcext:value-type="float">
            <text:p>431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310" calcext:value-type="float">
            <text:p>431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310" calcext:value-type="float">
            <text:p>431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310" calcext:value-type="float">
            <text:p>431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310" calcext:value-type="float">
            <text:p>431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340" calcext:value-type="float">
            <text:p>4340</text:p>
          </table:table-cell>
          <table:table-cell office:value-type="float" office:value="3840" calcext:value-type="float">
            <text:p>3840</text:p>
          </table:table-cell>
          <table:table-cell table:number-columns-repeated="10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340" calcext:value-type="float">
            <text:p>4340</text:p>
          </table:table-cell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40" calcext:value-type="float">
            <text:p>4340</text:p>
          </table:table-cell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4350" calcext:value-type="float">
            <text:p>4350</text:p>
          </table:table-cell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4350" calcext:value-type="float">
            <text:p>4350</text:p>
          </table:table-cell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4360" calcext:value-type="float">
            <text:p>4360</text:p>
          </table:table-cell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370" calcext:value-type="float">
            <text:p>4370</text:p>
          </table:table-cell>
          <table:table-cell office:value-type="float" office:value="3880" calcext:value-type="float">
            <text:p>3880</text:p>
          </table:table-cell>
          <table:table-cell table:number-columns-repeated="10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4370" calcext:value-type="float">
            <text:p>437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4370" calcext:value-type="float">
            <text:p>437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4380" calcext:value-type="float">
            <text:p>438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4380" calcext:value-type="float">
            <text:p>438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4390" calcext:value-type="float">
            <text:p>439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00" calcext:value-type="float">
            <text:p>4400</text:p>
          </table:table-cell>
          <table:table-cell office:value-type="float" office:value="3930" calcext:value-type="float">
            <text:p>3930</text:p>
          </table:table-cell>
          <table:table-cell table:number-columns-repeated="10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4400" calcext:value-type="float">
            <text:p>4400</text:p>
          </table:table-cell>
          <table:table-cell office:value-type="float" office:value="3980" calcext:value-type="float">
            <text:p>3980</text:p>
          </table:table-cell>
          <table:table-cell table:number-columns-repeated="10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4400" calcext:value-type="float">
            <text:p>4400</text:p>
          </table:table-cell>
          <table:table-cell office:value-type="float" office:value="3980" calcext:value-type="float">
            <text:p>3980</text:p>
          </table:table-cell>
          <table:table-cell table:number-columns-repeated="10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4410" calcext:value-type="float">
            <text:p>4410</text:p>
          </table:table-cell>
          <table:table-cell office:value-type="float" office:value="3980" calcext:value-type="float">
            <text:p>3980</text:p>
          </table:table-cell>
          <table:table-cell table:number-columns-repeated="10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4410" calcext:value-type="float">
            <text:p>4410</text:p>
          </table:table-cell>
          <table:table-cell office:value-type="float" office:value="3980" calcext:value-type="float">
            <text:p>3980</text:p>
          </table:table-cell>
          <table:table-cell table:number-columns-repeated="1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4420" calcext:value-type="float">
            <text:p>4420</text:p>
          </table:table-cell>
          <table:table-cell office:value-type="float" office:value="3980" calcext:value-type="float">
            <text:p>3980</text:p>
          </table:table-cell>
          <table:table-cell table:number-columns-repeated="1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4440" calcext:value-type="float">
            <text:p>4440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4440" calcext:value-type="float">
            <text:p>444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4440" calcext:value-type="float">
            <text:p>444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4450" calcext:value-type="float">
            <text:p>445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50" calcext:value-type="float">
            <text:p>445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4460" calcext:value-type="float">
            <text:p>446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4480" calcext:value-type="float">
            <text:p>4480</text:p>
          </table:table-cell>
          <table:table-cell office:value-type="float" office:value="4110" calcext:value-type="float">
            <text:p>4110</text:p>
          </table:table-cell>
          <table:table-cell table:number-columns-repeated="10"/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4480" calcext:value-type="float">
            <text:p>4480</text:p>
          </table:table-cell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4480" calcext:value-type="float">
            <text:p>4480</text:p>
          </table:table-cell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4490" calcext:value-type="float">
            <text:p>4490</text:p>
          </table:table-cell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4490" calcext:value-type="float">
            <text:p>4490</text:p>
          </table:table-cell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4510" calcext:value-type="float">
            <text:p>4510</text:p>
          </table:table-cell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4530" calcext:value-type="float">
            <text:p>4530</text:p>
          </table:table-cell>
          <table:table-cell office:value-type="float" office:value="4220" calcext:value-type="float">
            <text:p>4220</text:p>
          </table:table-cell>
          <table:table-cell table:number-columns-repeated="10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4530" calcext:value-type="float">
            <text:p>4530</text:p>
          </table:table-cell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30" calcext:value-type="float">
            <text:p>4530</text:p>
          </table:table-cell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4540" calcext:value-type="float">
            <text:p>4540</text:p>
          </table:table-cell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4540" calcext:value-type="float">
            <text:p>4540</text:p>
          </table:table-cell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4580" calcext:value-type="float">
            <text:p>4580</text:p>
          </table:table-cell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4600" calcext:value-type="float">
            <text:p>4600</text:p>
          </table:table-cell>
          <table:table-cell office:value-type="float" office:value="4330" calcext:value-type="float">
            <text:p>4330</text:p>
          </table:table-cell>
          <table:table-cell table:number-columns-repeated="10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4600" calcext:value-type="float">
            <text:p>4600</text:p>
          </table:table-cell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4600" calcext:value-type="float">
            <text:p>4600</text:p>
          </table:table-cell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4610" calcext:value-type="float">
            <text:p>4610</text:p>
          </table:table-cell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4610" calcext:value-type="float">
            <text:p>4610</text:p>
          </table:table-cell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4650" calcext:value-type="float">
            <text:p>4650</text:p>
          </table:table-cell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70" calcext:value-type="float">
            <text:p>4670</text:p>
          </table:table-cell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4670" calcext:value-type="float">
            <text:p>4670</text:p>
          </table:table-cell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4670" calcext:value-type="float">
            <text:p>4670</text:p>
          </table:table-cell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4680" calcext:value-type="float">
            <text:p>4680</text:p>
          </table:table-cell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4680" calcext:value-type="float">
            <text:p>4680</text:p>
          </table:table-cell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4720" calcext:value-type="float">
            <text:p>4720</text:p>
          </table:table-cell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4740" calcext:value-type="float">
            <text:p>4740</text:p>
          </table:table-cell>
          <table:table-cell office:value-type="float" office:value="4450" calcext:value-type="float">
            <text:p>4450</text:p>
          </table:table-cell>
          <table:table-cell table:number-columns-repeated="10"/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4740" calcext:value-type="float">
            <text:p>4740</text:p>
          </table:table-cell>
          <table:table-cell office:value-type="float" office:value="4470" calcext:value-type="float">
            <text:p>4470</text:p>
          </table:table-cell>
          <table:table-cell table:number-columns-repeated="10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4740" calcext:value-type="float">
            <text:p>4740</text:p>
          </table:table-cell>
          <table:table-cell office:value-type="float" office:value="4470" calcext:value-type="float">
            <text:p>4470</text:p>
          </table:table-cell>
          <table:table-cell table:number-columns-repeated="10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4740" calcext:value-type="float">
            <text:p>4740</text:p>
          </table:table-cell>
          <table:table-cell office:value-type="float" office:value="4470" calcext:value-type="float">
            <text:p>447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50" calcext:value-type="float">
            <text:p>4750</text:p>
          </table:table-cell>
          <table:table-cell office:value-type="float" office:value="4470" calcext:value-type="float">
            <text:p>4470</text:p>
          </table:table-cell>
          <table:table-cell table:number-columns-repeated="10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4750" calcext:value-type="float">
            <text:p>4750</text:p>
          </table:table-cell>
          <table:table-cell office:value-type="float" office:value="4470" calcext:value-type="float">
            <text:p>4470</text:p>
          </table:table-cell>
          <table:table-cell table:number-columns-repeated="1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4800" calcext:value-type="float">
            <text:p>4800</text:p>
          </table:table-cell>
          <table:table-cell office:value-type="float" office:value="4490" calcext:value-type="float">
            <text:p>4490</text:p>
          </table:table-cell>
          <table:table-cell table:number-columns-repeated="10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4810" calcext:value-type="float">
            <text:p>4810</text:p>
          </table:table-cell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4810" calcext:value-type="float">
            <text:p>4810</text:p>
          </table:table-cell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4810" calcext:value-type="float">
            <text:p>4810</text:p>
          </table:table-cell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4820" calcext:value-type="float">
            <text:p>4820</text:p>
          </table:table-cell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4820" calcext:value-type="float">
            <text:p>4820</text:p>
          </table:table-cell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4870" calcext:value-type="float">
            <text:p>4870</text:p>
          </table:table-cell>
          <table:table-cell office:value-type="float" office:value="4530" calcext:value-type="float">
            <text:p>4530</text:p>
          </table:table-cell>
          <table:table-cell table:number-columns-repeated="10"/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4880" calcext:value-type="float">
            <text:p>488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0" calcext:value-type="float">
            <text:p>489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4910" calcext:value-type="float">
            <text:p>491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4910" calcext:value-type="float">
            <text:p>491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4910" calcext:value-type="float">
            <text:p>491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4920" calcext:value-type="float">
            <text:p>4920</text:p>
          </table:table-cell>
          <table:table-cell office:value-type="float" office:value="4570" calcext:value-type="float">
            <text:p>4570</text:p>
          </table:table-cell>
          <table:table-cell table:number-columns-repeated="10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4920" calcext:value-type="float">
            <text:p>4920</text:p>
          </table:table-cell>
          <table:table-cell office:value-type="float" office:value="4590" calcext:value-type="float">
            <text:p>4590</text:p>
          </table:table-cell>
          <table:table-cell table:number-columns-repeated="10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4930" calcext:value-type="float">
            <text:p>4930</text:p>
          </table:table-cell>
          <table:table-cell office:value-type="float" office:value="4590" calcext:value-type="float">
            <text:p>4590</text:p>
          </table:table-cell>
          <table:table-cell table:number-columns-repeated="10"/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4950" calcext:value-type="float">
            <text:p>4950</text:p>
          </table:table-cell>
          <table:table-cell office:value-type="float" office:value="4590" calcext:value-type="float">
            <text:p>4590</text:p>
          </table:table-cell>
          <table:table-cell table:number-columns-repeated="10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4950" calcext:value-type="float">
            <text:p>4950</text:p>
          </table:table-cell>
          <table:table-cell office:value-type="float" office:value="4590" calcext:value-type="float">
            <text:p>4590</text:p>
          </table:table-cell>
          <table:table-cell table:number-columns-repeated="10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4950" calcext:value-type="float">
            <text:p>4950</text:p>
          </table:table-cell>
          <table:table-cell office:value-type="float" office:value="4590" calcext:value-type="float">
            <text:p>459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60" calcext:value-type="float">
            <text:p>4960</text:p>
          </table:table-cell>
          <table:table-cell office:value-type="float" office:value="4610" calcext:value-type="float">
            <text:p>4610</text:p>
          </table:table-cell>
          <table:table-cell table:number-columns-repeated="10"/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4960" calcext:value-type="float">
            <text:p>4960</text:p>
          </table:table-cell>
          <table:table-cell office:value-type="float" office:value="4630" calcext:value-type="float">
            <text:p>4630</text:p>
          </table:table-cell>
          <table:table-cell table:number-columns-repeated="10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4970" calcext:value-type="float">
            <text:p>4970</text:p>
          </table:table-cell>
          <table:table-cell office:value-type="float" office:value="4630" calcext:value-type="float">
            <text:p>4630</text:p>
          </table:table-cell>
          <table:table-cell table:number-columns-repeated="10"/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4990" calcext:value-type="float">
            <text:p>4990</text:p>
          </table:table-cell>
          <table:table-cell office:value-type="float" office:value="4630" calcext:value-type="float">
            <text:p>4630</text:p>
          </table:table-cell>
          <table:table-cell table:number-columns-repeated="10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4990" calcext:value-type="float">
            <text:p>4990</text:p>
          </table:table-cell>
          <table:table-cell office:value-type="float" office:value="4630" calcext:value-type="float">
            <text:p>4630</text:p>
          </table:table-cell>
          <table:table-cell table:number-columns-repeated="10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4990" calcext:value-type="float">
            <text:p>4990</text:p>
          </table:table-cell>
          <table:table-cell office:value-type="float" office:value="4630" calcext:value-type="float">
            <text:p>4630</text:p>
          </table:table-cell>
          <table:table-cell table:number-columns-repeated="10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5000" calcext:value-type="float">
            <text:p>5000</text:p>
          </table:table-cell>
          <table:table-cell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000" calcext:value-type="float">
            <text:p>500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5010" calcext:value-type="float">
            <text:p>501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5030" calcext:value-type="float">
            <text:p>503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30" calcext:value-type="float">
            <text:p>503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5030" calcext:value-type="float">
            <text:p>503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5040" calcext:value-type="float">
            <text:p>5040</text:p>
          </table:table-cell>
          <table:table-cell office:value-type="float" office:value="4690" calcext:value-type="float">
            <text:p>4690</text:p>
          </table:table-cell>
          <table:table-cell table:number-columns-repeated="10"/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5040" calcext:value-type="float">
            <text:p>5040</text:p>
          </table:table-cell>
          <table:table-cell office:value-type="float" office:value="4710" calcext:value-type="float">
            <text:p>4710</text:p>
          </table:table-cell>
          <table:table-cell table:number-columns-repeated="10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5050" calcext:value-type="float">
            <text:p>5050</text:p>
          </table:table-cell>
          <table:table-cell office:value-type="float" office:value="4710" calcext:value-type="float">
            <text:p>4710</text:p>
          </table:table-cell>
          <table:table-cell table:number-columns-repeated="10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070" calcext:value-type="float">
            <text:p>5070</text:p>
          </table:table-cell>
          <table:table-cell office:value-type="float" office:value="4710" calcext:value-type="float">
            <text:p>4710</text:p>
          </table:table-cell>
          <table:table-cell table:number-columns-repeated="10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5070" calcext:value-type="float">
            <text:p>5070</text:p>
          </table:table-cell>
          <table:table-cell office:value-type="float" office:value="4710" calcext:value-type="float">
            <text:p>4710</text:p>
          </table:table-cell>
          <table:table-cell table:number-columns-repeated="10"/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5070" calcext:value-type="float">
            <text:p>5070</text:p>
          </table:table-cell>
          <table:table-cell office:value-type="float" office:value="4710" calcext:value-type="float">
            <text:p>4710</text:p>
          </table:table-cell>
          <table:table-cell table:number-columns-repeated="10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5080" calcext:value-type="float">
            <text:p>5080</text:p>
          </table:table-cell>
          <table:table-cell office:value-type="float" office:value="4730" calcext:value-type="float">
            <text:p>4730</text:p>
          </table:table-cell>
          <table:table-cell table:number-columns-repeated="10"/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5080" calcext:value-type="float">
            <text:p>5080</text:p>
          </table:table-cell>
          <table:table-cell office:value-type="float" office:value="4750" calcext:value-type="float">
            <text:p>475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90" calcext:value-type="float">
            <text:p>5090</text:p>
          </table:table-cell>
          <table:table-cell office:value-type="float" office:value="4750" calcext:value-type="float">
            <text:p>4750</text:p>
          </table:table-cell>
          <table:table-cell table:number-columns-repeated="10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5110" calcext:value-type="float">
            <text:p>5110</text:p>
          </table:table-cell>
          <table:table-cell office:value-type="float" office:value="4750" calcext:value-type="float">
            <text:p>4750</text:p>
          </table:table-cell>
          <table:table-cell table:number-columns-repeated="10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5110" calcext:value-type="float">
            <text:p>5110</text:p>
          </table:table-cell>
          <table:table-cell office:value-type="float" office:value="4750" calcext:value-type="float">
            <text:p>4750</text:p>
          </table:table-cell>
          <table:table-cell table:number-columns-repeated="10"/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5110" calcext:value-type="float">
            <text:p>5110</text:p>
          </table:table-cell>
          <table:table-cell office:value-type="float" office:value="4750" calcext:value-type="float">
            <text:p>4750</text:p>
          </table:table-cell>
          <table:table-cell table:number-columns-repeated="10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5120" calcext:value-type="float">
            <text:p>5120</text:p>
          </table:table-cell>
          <table:table-cell office:value-type="float" office:value="4770" calcext:value-type="float">
            <text:p>4770</text:p>
          </table:table-cell>
          <table:table-cell table:number-columns-repeated="10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120" calcext:value-type="float">
            <text:p>512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5130" calcext:value-type="float">
            <text:p>513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5150" calcext:value-type="float">
            <text:p>515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5150" calcext:value-type="float">
            <text:p>515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5150" calcext:value-type="float">
            <text:p>515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60" calcext:value-type="float">
            <text:p>5160</text:p>
          </table:table-cell>
          <table:table-cell office:value-type="float" office:value="4810" calcext:value-type="float">
            <text:p>4810</text:p>
          </table:table-cell>
          <table:table-cell table:number-columns-repeated="10"/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5160" calcext:value-type="float">
            <text:p>516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170" calcext:value-type="float">
            <text:p>517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5190" calcext:value-type="float">
            <text:p>519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5190" calcext:value-type="float">
            <text:p>519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5190" calcext:value-type="float">
            <text:p>519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5200" calcext:value-type="float">
            <text:p>5200</text:p>
          </table:table-cell>
          <table:table-cell office:value-type="float" office:value="4850" calcext:value-type="float">
            <text:p>4850</text:p>
          </table:table-cell>
          <table:table-cell table:number-columns-repeated="10"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5200" calcext:value-type="float">
            <text:p>5200</text:p>
          </table:table-cell>
          <table:table-cell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5210" calcext:value-type="float">
            <text:p>5210</text:p>
          </table:table-cell>
          <table:table-cell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5230" calcext:value-type="float">
            <text:p>5230</text:p>
          </table:table-cell>
          <table:table-cell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30" calcext:value-type="float">
            <text:p>5230</text:p>
          </table:table-cell>
          <table:table-cell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5230" calcext:value-type="float">
            <text:p>5230</text:p>
          </table:table-cell>
          <table:table-cell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5240" calcext:value-type="float">
            <text:p>5240</text:p>
          </table:table-cell>
          <table:table-cell office:value-type="float" office:value="4890" calcext:value-type="float">
            <text:p>4890</text:p>
          </table:table-cell>
          <table:table-cell table:number-columns-repeated="10"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5240" calcext:value-type="float">
            <text:p>5240</text:p>
          </table:table-cell>
          <table:table-cell office:value-type="float" office:value="4910" calcext:value-type="float">
            <text:p>4910</text:p>
          </table:table-cell>
          <table:table-cell table:number-columns-repeated="10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5250" calcext:value-type="float">
            <text:p>5250</text:p>
          </table:table-cell>
          <table:table-cell office:value-type="float" office:value="4910" calcext:value-type="float">
            <text:p>4910</text:p>
          </table:table-cell>
          <table:table-cell table:number-columns-repeated="10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5270" calcext:value-type="float">
            <text:p>5270</text:p>
          </table:table-cell>
          <table:table-cell office:value-type="float" office:value="4910" calcext:value-type="float">
            <text:p>4910</text:p>
          </table:table-cell>
          <table:table-cell table:number-columns-repeated="10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5270" calcext:value-type="float">
            <text:p>5270</text:p>
          </table:table-cell>
          <table:table-cell office:value-type="float" office:value="4910" calcext:value-type="float">
            <text:p>4910</text:p>
          </table:table-cell>
          <table:table-cell table:number-columns-repeated="10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5270" calcext:value-type="float">
            <text:p>5270</text:p>
          </table:table-cell>
          <table:table-cell office:value-type="float" office:value="4910" calcext:value-type="float">
            <text:p>4910</text:p>
          </table:table-cell>
          <table:table-cell table:number-columns-repeated="10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5280" calcext:value-type="float">
            <text:p>5280</text:p>
          </table:table-cell>
          <table:table-cell office:value-type="float" office:value="4930" calcext:value-type="float">
            <text:p>4930</text:p>
          </table:table-cell>
          <table:table-cell table:number-columns-repeated="10"/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5280" calcext:value-type="float">
            <text:p>528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90" calcext:value-type="float">
            <text:p>529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5330" calcext:value-type="float">
            <text:p>533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5330" calcext:value-type="float">
            <text:p>533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5330" calcext:value-type="float">
            <text:p>533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5330" calcext:value-type="float">
            <text:p>5330</text:p>
          </table:table-cell>
          <table:table-cell office:value-type="float" office:value="4970" calcext:value-type="float">
            <text:p>4970</text:p>
          </table:table-cell>
          <table:table-cell table:number-columns-repeated="10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5330" calcext:value-type="float">
            <text:p>5330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5340" calcext:value-type="float">
            <text:p>5340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5370" calcext:value-type="float">
            <text:p>5370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5370" calcext:value-type="float">
            <text:p>5370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5370" calcext:value-type="float">
            <text:p>5370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70" calcext:value-type="float">
            <text:p>5370</text:p>
          </table:table-cell>
          <table:table-cell office:value-type="float" office:value="5010" calcext:value-type="float">
            <text:p>5010</text:p>
          </table:table-cell>
          <table:table-cell table:number-columns-repeated="10"/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5370" calcext:value-type="float">
            <text:p>5370</text:p>
          </table:table-cell>
          <table:table-cell office:value-type="float" office:value="5030" calcext:value-type="float">
            <text:p>5030</text:p>
          </table:table-cell>
          <table:table-cell table:number-columns-repeated="10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5380" calcext:value-type="float">
            <text:p>5380</text:p>
          </table:table-cell>
          <table:table-cell office:value-type="float" office:value="5030" calcext:value-type="float">
            <text:p>5030</text:p>
          </table:table-cell>
          <table:table-cell table:number-columns-repeated="10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5410" calcext:value-type="float">
            <text:p>5410</text:p>
          </table:table-cell>
          <table:table-cell office:value-type="float" office:value="5030" calcext:value-type="float">
            <text:p>5030</text:p>
          </table:table-cell>
          <table:table-cell table:number-columns-repeated="10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5410" calcext:value-type="float">
            <text:p>5410</text:p>
          </table:table-cell>
          <table:table-cell office:value-type="float" office:value="5030" calcext:value-type="float">
            <text:p>5030</text:p>
          </table:table-cell>
          <table:table-cell table:number-columns-repeated="10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5410" calcext:value-type="float">
            <text:p>5410</text:p>
          </table:table-cell>
          <table:table-cell office:value-type="float" office:value="5030" calcext:value-type="float">
            <text:p>5030</text:p>
          </table:table-cell>
          <table:table-cell table:number-columns-repeated="10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5410" calcext:value-type="float">
            <text:p>5410</text:p>
          </table:table-cell>
          <table:table-cell office:value-type="float" office:value="5050" calcext:value-type="float">
            <text:p>5050</text:p>
          </table:table-cell>
          <table:table-cell table:number-columns-repeated="10"/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5410" calcext:value-type="float">
            <text:p>541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5420" calcext:value-type="float">
            <text:p>542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5450" calcext:value-type="float">
            <text:p>545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50" calcext:value-type="float">
            <text:p>545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5450" calcext:value-type="float">
            <text:p>545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5450" calcext:value-type="float">
            <text:p>5450</text:p>
          </table:table-cell>
          <table:table-cell office:value-type="float" office:value="5090" calcext:value-type="float">
            <text:p>5090</text:p>
          </table:table-cell>
          <table:table-cell table:number-columns-repeated="10"/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5450" calcext:value-type="float">
            <text:p>545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5460" calcext:value-type="float">
            <text:p>546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5490" calcext:value-type="float">
            <text:p>549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5490" calcext:value-type="float">
            <text:p>549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5490" calcext:value-type="float">
            <text:p>549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5490" calcext:value-type="float">
            <text:p>5490</text:p>
          </table:table-cell>
          <table:table-cell office:value-type="float" office:value="5130" calcext:value-type="float">
            <text:p>5130</text:p>
          </table:table-cell>
          <table:table-cell table:number-columns-repeated="10"/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5490" calcext:value-type="float">
            <text:p>5490</text:p>
          </table:table-cell>
          <table:table-cell office:value-type="float" office:value="5150" calcext:value-type="float">
            <text:p>515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90" calcext:value-type="float">
            <text:p>5490</text:p>
          </table:table-cell>
          <table:table-cell office:value-type="float" office:value="5150" calcext:value-type="float">
            <text:p>5150</text:p>
          </table:table-cell>
          <table:table-cell table:number-columns-repeated="10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5500" calcext:value-type="float">
            <text:p>5500</text:p>
          </table:table-cell>
          <table:table-cell office:value-type="float" office:value="5150" calcext:value-type="float">
            <text:p>5150</text:p>
          </table:table-cell>
          <table:table-cell table:number-columns-repeated="10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5530" calcext:value-type="float">
            <text:p>5530</text:p>
          </table:table-cell>
          <table:table-cell office:value-type="float" office:value="5150" calcext:value-type="float">
            <text:p>5150</text:p>
          </table:table-cell>
          <table:table-cell table:number-columns-repeated="10"/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5530" calcext:value-type="float">
            <text:p>5530</text:p>
          </table:table-cell>
          <table:table-cell office:value-type="float" office:value="5150" calcext:value-type="float">
            <text:p>5150</text:p>
          </table:table-cell>
          <table:table-cell table:number-columns-repeated="10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5530" calcext:value-type="float">
            <text:p>5530</text:p>
          </table:table-cell>
          <table:table-cell office:value-type="float" office:value="5170" calcext:value-type="float">
            <text:p>5170</text:p>
          </table:table-cell>
          <table:table-cell table:number-columns-repeated="10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5530" calcext:value-type="float">
            <text:p>5530</text:p>
          </table:table-cell>
          <table:table-cell office:value-type="float" office:value="5190" calcext:value-type="float">
            <text:p>5190</text:p>
          </table:table-cell>
          <table:table-cell table:number-columns-repeated="10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5530" calcext:value-type="float">
            <text:p>5530</text:p>
          </table:table-cell>
          <table:table-cell office:value-type="float" office:value="5190" calcext:value-type="float">
            <text:p>5190</text:p>
          </table:table-cell>
          <table:table-cell table:number-columns-repeated="10"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5540" calcext:value-type="float">
            <text:p>5540</text:p>
          </table:table-cell>
          <table:table-cell office:value-type="float" office:value="5190" calcext:value-type="float">
            <text:p>5190</text:p>
          </table:table-cell>
          <table:table-cell table:number-columns-repeated="10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5570" calcext:value-type="float">
            <text:p>5570</text:p>
          </table:table-cell>
          <table:table-cell office:value-type="float" office:value="5190" calcext:value-type="float">
            <text:p>5190</text:p>
          </table:table-cell>
          <table:table-cell table:number-columns-repeated="10"/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5570" calcext:value-type="float">
            <text:p>5570</text:p>
          </table:table-cell>
          <table:table-cell office:value-type="float" office:value="5190" calcext:value-type="float">
            <text:p>519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70" calcext:value-type="float">
            <text:p>5570</text:p>
          </table:table-cell>
          <table:table-cell office:value-type="float" office:value="5210" calcext:value-type="float">
            <text:p>5210</text:p>
          </table:table-cell>
          <table:table-cell table:number-columns-repeated="10"/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5570" calcext:value-type="float">
            <text:p>5570</text:p>
          </table:table-cell>
          <table:table-cell office:value-type="float" office:value="5230" calcext:value-type="float">
            <text:p>5230</text:p>
          </table:table-cell>
          <table:table-cell table:number-columns-repeated="10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5570" calcext:value-type="float">
            <text:p>5570</text:p>
          </table:table-cell>
          <table:table-cell office:value-type="float" office:value="5230" calcext:value-type="float">
            <text:p>5230</text:p>
          </table:table-cell>
          <table:table-cell table:number-columns-repeated="10"/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5580" calcext:value-type="float">
            <text:p>5580</text:p>
          </table:table-cell>
          <table:table-cell office:value-type="float" office:value="5230" calcext:value-type="float">
            <text:p>5230</text:p>
          </table:table-cell>
          <table:table-cell table:number-columns-repeated="10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5610" calcext:value-type="float">
            <text:p>5610</text:p>
          </table:table-cell>
          <table:table-cell office:value-type="float" office:value="5230" calcext:value-type="float">
            <text:p>5230</text:p>
          </table:table-cell>
          <table:table-cell table:number-columns-repeated="10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5610" calcext:value-type="float">
            <text:p>5610</text:p>
          </table:table-cell>
          <table:table-cell office:value-type="float" office:value="5230" calcext:value-type="float">
            <text:p>5230</text:p>
          </table:table-cell>
          <table:table-cell table:number-columns-repeated="10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5610" calcext:value-type="float">
            <text:p>5610</text:p>
          </table:table-cell>
          <table:table-cell office:value-type="float" office:value="5250" calcext:value-type="float">
            <text:p>5250</text:p>
          </table:table-cell>
          <table:table-cell table:number-columns-repeated="10"/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5610" calcext:value-type="float">
            <text:p>561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5610" calcext:value-type="float">
            <text:p>561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5620" calcext:value-type="float">
            <text:p>562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50" calcext:value-type="float">
            <text:p>565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5650" calcext:value-type="float">
            <text:p>565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5650" calcext:value-type="float">
            <text:p>5650</text:p>
          </table:table-cell>
          <table:table-cell office:value-type="float" office:value="5290" calcext:value-type="float">
            <text:p>5290</text:p>
          </table:table-cell>
          <table:table-cell table:number-columns-repeated="10"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5650" calcext:value-type="float">
            <text:p>5650</text:p>
          </table:table-cell>
          <table:table-cell office:value-type="float" office:value="5310" calcext:value-type="float">
            <text:p>5310</text:p>
          </table:table-cell>
          <table:table-cell table:number-columns-repeated="10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5650" calcext:value-type="float">
            <text:p>5650</text:p>
          </table:table-cell>
          <table:table-cell office:value-type="float" office:value="5310" calcext:value-type="float">
            <text:p>5310</text:p>
          </table:table-cell>
          <table:table-cell table:number-columns-repeated="10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5660" calcext:value-type="float">
            <text:p>5660</text:p>
          </table:table-cell>
          <table:table-cell office:value-type="float" office:value="5310" calcext:value-type="float">
            <text:p>5310</text:p>
          </table:table-cell>
          <table:table-cell table:number-columns-repeated="10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5690" calcext:value-type="float">
            <text:p>5690</text:p>
          </table:table-cell>
          <table:table-cell office:value-type="float" office:value="5310" calcext:value-type="float">
            <text:p>5310</text:p>
          </table:table-cell>
          <table:table-cell table:number-columns-repeated="10"/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5690" calcext:value-type="float">
            <text:p>5690</text:p>
          </table:table-cell>
          <table:table-cell office:value-type="float" office:value="5310" calcext:value-type="float">
            <text:p>5310</text:p>
          </table:table-cell>
          <table:table-cell table:number-columns-repeated="10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5690" calcext:value-type="float">
            <text:p>5690</text:p>
          </table:table-cell>
          <table:table-cell office:value-type="float" office:value="5330" calcext:value-type="float">
            <text:p>5330</text:p>
          </table:table-cell>
          <table:table-cell table:number-columns-repeated="10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5690" calcext:value-type="float">
            <text:p>5690</text:p>
          </table:table-cell>
          <table:table-cell office:value-type="float" office:value="5360" calcext:value-type="float">
            <text:p>536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90" calcext:value-type="float">
            <text:p>5690</text:p>
          </table:table-cell>
          <table:table-cell office:value-type="float" office:value="5360" calcext:value-type="float">
            <text:p>5360</text:p>
          </table:table-cell>
          <table:table-cell table:number-columns-repeated="10"/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5700" calcext:value-type="float">
            <text:p>5700</text:p>
          </table:table-cell>
          <table:table-cell office:value-type="float" office:value="5360" calcext:value-type="float">
            <text:p>5360</text:p>
          </table:table-cell>
          <table:table-cell table:number-columns-repeated="10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5730" calcext:value-type="float">
            <text:p>5730</text:p>
          </table:table-cell>
          <table:table-cell office:value-type="float" office:value="5360" calcext:value-type="float">
            <text:p>5360</text:p>
          </table:table-cell>
          <table:table-cell table:number-columns-repeated="10"/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5730" calcext:value-type="float">
            <text:p>5730</text:p>
          </table:table-cell>
          <table:table-cell office:value-type="float" office:value="5360" calcext:value-type="float">
            <text:p>5360</text:p>
          </table:table-cell>
          <table:table-cell table:number-columns-repeated="10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5730" calcext:value-type="float">
            <text:p>5730</text:p>
          </table:table-cell>
          <table:table-cell office:value-type="float" office:value="5380" calcext:value-type="float">
            <text:p>5380</text:p>
          </table:table-cell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730" calcext:value-type="float">
            <text:p>5730</text:p>
          </table:table-cell>
          <table:table-cell office:value-type="float" office:value="5430" calcext:value-type="float">
            <text:p>5430</text:p>
          </table:table-cell>
          <table:table-cell table:number-columns-repeated="10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5730" calcext:value-type="float">
            <text:p>5730</text:p>
          </table:table-cell>
          <table:table-cell office:value-type="float" office:value="5430" calcext:value-type="float">
            <text:p>5430</text:p>
          </table:table-cell>
          <table:table-cell table:number-columns-repeated="10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5740" calcext:value-type="float">
            <text:p>5740</text:p>
          </table:table-cell>
          <table:table-cell office:value-type="float" office:value="5430" calcext:value-type="float">
            <text:p>5430</text:p>
          </table:table-cell>
          <table:table-cell table:number-columns-repeated="10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5770" calcext:value-type="float">
            <text:p>5770</text:p>
          </table:table-cell>
          <table:table-cell office:value-type="float" office:value="5430" calcext:value-type="float">
            <text:p>5430</text:p>
          </table:table-cell>
          <table:table-cell table:number-columns-repeated="10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5770" calcext:value-type="float">
            <text:p>5770</text:p>
          </table:table-cell>
          <table:table-cell office:value-type="float" office:value="5430" calcext:value-type="float">
            <text:p>543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70" calcext:value-type="float">
            <text:p>5770</text:p>
          </table:table-cell>
          <table:table-cell office:value-type="float" office:value="5450" calcext:value-type="float">
            <text:p>5450</text:p>
          </table:table-cell>
          <table:table-cell table:number-columns-repeated="10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5770" calcext:value-type="float">
            <text:p>5770</text:p>
          </table:table-cell>
          <table:table-cell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5770" calcext:value-type="float">
            <text:p>5770</text:p>
          </table:table-cell>
          <table:table-cell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5780" calcext:value-type="float">
            <text:p>5780</text:p>
          </table:table-cell>
          <table:table-cell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810" calcext:value-type="float">
            <text:p>5810</text:p>
          </table:table-cell>
          <table:table-cell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5810" calcext:value-type="float">
            <text:p>5810</text:p>
          </table:table-cell>
          <table:table-cell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5810" calcext:value-type="float">
            <text:p>5810</text:p>
          </table:table-cell>
          <table:table-cell office:value-type="float" office:value="5560" calcext:value-type="float">
            <text:p>5560</text:p>
          </table:table-cell>
          <table:table-cell table:number-columns-repeated="10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5810" calcext:value-type="float">
            <text:p>5810</text:p>
          </table:table-cell>
          <table:table-cell office:value-type="float" office:value="5650" calcext:value-type="float">
            <text:p>5650</text:p>
          </table:table-cell>
          <table:table-cell table:number-columns-repeated="1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5810" calcext:value-type="float">
            <text:p>5810</text:p>
          </table:table-cell>
          <table:table-cell office:value-type="float" office:value="5650" calcext:value-type="float">
            <text:p>5650</text:p>
          </table:table-cell>
          <table:table-cell table:number-columns-repeated="10"/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5820" calcext:value-type="float">
            <text:p>5820</text:p>
          </table:table-cell>
          <table:table-cell office:value-type="float" office:value="5650" calcext:value-type="float">
            <text:p>565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50" calcext:value-type="float">
            <text:p>5850</text:p>
          </table:table-cell>
          <table:table-cell office:value-type="float" office:value="5650" calcext:value-type="float">
            <text:p>5650</text:p>
          </table:table-cell>
          <table:table-cell table:number-columns-repeated="10"/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5850" calcext:value-type="float">
            <text:p>5850</text:p>
          </table:table-cell>
          <table:table-cell office:value-type="float" office:value="5650" calcext:value-type="float">
            <text:p>5650</text:p>
          </table:table-cell>
          <table:table-cell table:number-columns-repeated="10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5850" calcext:value-type="float">
            <text:p>5850</text:p>
          </table:table-cell>
          <table:table-cell office:value-type="float" office:value="5670" calcext:value-type="float">
            <text:p>5670</text:p>
          </table:table-cell>
          <table:table-cell table:number-columns-repeated="10"/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5850" calcext:value-type="float">
            <text:p>5850</text:p>
          </table:table-cell>
          <table:table-cell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5850" calcext:value-type="float">
            <text:p>5850</text:p>
          </table:table-cell>
          <table:table-cell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860" calcext:value-type="float">
            <text:p>5860</text:p>
          </table:table-cell>
          <table:table-cell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5890" calcext:value-type="float">
            <text:p>5890</text:p>
          </table:table-cell>
          <table:table-cell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5890" calcext:value-type="float">
            <text:p>5890</text:p>
          </table:table-cell>
          <table:table-cell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5890" calcext:value-type="float">
            <text:p>5890</text:p>
          </table:table-cell>
          <table:table-cell office:value-type="float" office:value="5780" calcext:value-type="float">
            <text:p>5780</text:p>
          </table:table-cell>
          <table:table-cell table:number-columns-repeated="10"/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5890" calcext:value-type="float">
            <text:p>5890</text:p>
          </table:table-cell>
          <table:table-cell office:value-type="float" office:value="5830" calcext:value-type="float">
            <text:p>583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90" calcext:value-type="float">
            <text:p>5890</text:p>
          </table:table-cell>
          <table:table-cell office:value-type="float" office:value="5830" calcext:value-type="float">
            <text:p>5830</text:p>
          </table:table-cell>
          <table:table-cell table:number-columns-repeated="10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5900" calcext:value-type="float">
            <text:p>5900</text:p>
          </table:table-cell>
          <table:table-cell office:value-type="float" office:value="5830" calcext:value-type="float">
            <text:p>5830</text:p>
          </table:table-cell>
          <table:table-cell table:number-columns-repeated="10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5930" calcext:value-type="float">
            <text:p>5930</text:p>
          </table:table-cell>
          <table:table-cell office:value-type="float" office:value="5830" calcext:value-type="float">
            <text:p>5830</text:p>
          </table:table-cell>
          <table:table-cell table:number-columns-repeated="10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5930" calcext:value-type="float">
            <text:p>5930</text:p>
          </table:table-cell>
          <table:table-cell office:value-type="float" office:value="5830" calcext:value-type="float">
            <text:p>5830</text:p>
          </table:table-cell>
          <table:table-cell table:number-columns-repeated="10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5930" calcext:value-type="float">
            <text:p>5930</text:p>
          </table:table-cell>
          <table:table-cell office:value-type="float" office:value="5850" calcext:value-type="float">
            <text:p>5850</text:p>
          </table:table-cell>
          <table:table-cell table:number-columns-repeated="10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5930" calcext:value-type="float">
            <text:p>5930</text:p>
          </table:table-cell>
          <table:table-cell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5930" calcext:value-type="float">
            <text:p>5930</text:p>
          </table:table-cell>
          <table:table-cell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5940" calcext:value-type="float">
            <text:p>5940</text:p>
          </table:table-cell>
          <table:table-cell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5970" calcext:value-type="float">
            <text:p>5970</text:p>
          </table:table-cell>
          <table:table-cell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5970" calcext:value-type="float">
            <text:p>5970</text:p>
          </table:table-cell>
          <table:table-cell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70" calcext:value-type="float">
            <text:p>5970</text:p>
          </table:table-cell>
          <table:table-cell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5970" calcext:value-type="float">
            <text:p>5970</text:p>
          </table:table-cell>
          <table:table-cell office:value-type="float" office:value="5920" calcext:value-type="float">
            <text:p>5920</text:p>
          </table:table-cell>
          <table:table-cell table:number-columns-repeated="10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5970" calcext:value-type="float">
            <text:p>5970</text:p>
          </table:table-cell>
          <table:table-cell office:value-type="float" office:value="5920" calcext:value-type="float">
            <text:p>5920</text:p>
          </table:table-cell>
          <table:table-cell table:number-columns-repeated="10"/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5980" calcext:value-type="float">
            <text:p>5980</text:p>
          </table:table-cell>
          <table:table-cell office:value-type="float" office:value="5920" calcext:value-type="float">
            <text:p>5920</text:p>
          </table:table-cell>
          <table:table-cell table:number-columns-repeated="10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6010" calcext:value-type="float">
            <text:p>6010</text:p>
          </table:table-cell>
          <table:table-cell office:value-type="float" office:value="5920" calcext:value-type="float">
            <text:p>5920</text:p>
          </table:table-cell>
          <table:table-cell table:number-columns-repeated="10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6010" calcext:value-type="float">
            <text:p>6010</text:p>
          </table:table-cell>
          <table:table-cell office:value-type="float" office:value="5920" calcext:value-type="float">
            <text:p>5920</text:p>
          </table:table-cell>
          <table:table-cell table:number-columns-repeated="10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6010" calcext:value-type="float">
            <text:p>6010</text:p>
          </table:table-cell>
          <table:table-cell office:value-type="float" office:value="5940" calcext:value-type="float">
            <text:p>5940</text:p>
          </table:table-cell>
          <table:table-cell table:number-columns-repeated="10"/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6010" calcext:value-type="float">
            <text:p>601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6010" calcext:value-type="float">
            <text:p>601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6020" calcext:value-type="float">
            <text:p>602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50" calcext:value-type="float">
            <text:p>605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6050" calcext:value-type="float">
            <text:p>605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6050" calcext:value-type="float">
            <text:p>6050</text:p>
          </table:table-cell>
          <table:table-cell office:value-type="float" office:value="5980" calcext:value-type="float">
            <text:p>5980</text:p>
          </table:table-cell>
          <table:table-cell table:number-columns-repeated="10"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6050" calcext:value-type="float">
            <text:p>6050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6050" calcext:value-type="float">
            <text:p>6050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6060" calcext:value-type="float">
            <text:p>6060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6090" calcext:value-type="float">
            <text:p>6090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6090" calcext:value-type="float">
            <text:p>6090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6090" calcext:value-type="float">
            <text:p>6090</text:p>
          </table:table-cell>
          <table:table-cell office:value-type="float" office:value="6020" calcext:value-type="float">
            <text:p>6020</text:p>
          </table:table-cell>
          <table:table-cell table:number-columns-repeated="10"/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6090" calcext:value-type="float">
            <text:p>6090</text:p>
          </table:table-cell>
          <table:table-cell office:value-type="float" office:value="6040" calcext:value-type="float">
            <text:p>604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90" calcext:value-type="float">
            <text:p>6090</text:p>
          </table:table-cell>
          <table:table-cell office:value-type="float" office:value="6040" calcext:value-type="float">
            <text:p>6040</text:p>
          </table:table-cell>
          <table:table-cell table:number-columns-repeated="10"/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6100" calcext:value-type="float">
            <text:p>6100</text:p>
          </table:table-cell>
          <table:table-cell office:value-type="float" office:value="6040" calcext:value-type="float">
            <text:p>6040</text:p>
          </table:table-cell>
          <table:table-cell table:number-columns-repeated="10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6130" calcext:value-type="float">
            <text:p>6130</text:p>
          </table:table-cell>
          <table:table-cell office:value-type="float" office:value="6040" calcext:value-type="float">
            <text:p>6040</text:p>
          </table:table-cell>
          <table:table-cell table:number-columns-repeated="10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6140" calcext:value-type="float">
            <text:p>6140</text:p>
          </table:table-cell>
          <table:table-cell office:value-type="float" office:value="6040" calcext:value-type="float">
            <text:p>6040</text:p>
          </table:table-cell>
          <table:table-cell table:number-columns-repeated="10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6170" calcext:value-type="float">
            <text:p>6170</text:p>
          </table:table-cell>
          <table:table-cell office:value-type="float" office:value="6060" calcext:value-type="float">
            <text:p>6060</text:p>
          </table:table-cell>
          <table:table-cell table:number-columns-repeated="10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6170" calcext:value-type="float">
            <text:p>617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6170" calcext:value-type="float">
            <text:p>617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6170" calcext:value-type="float">
            <text:p>617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6170" calcext:value-type="float">
            <text:p>617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6180" calcext:value-type="float">
            <text:p>618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210" calcext:value-type="float">
            <text:p>6210</text:p>
          </table:table-cell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6210" calcext:value-type="float">
            <text:p>621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6210" calcext:value-type="float">
            <text:p>621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6210" calcext:value-type="float">
            <text:p>621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6210" calcext:value-type="float">
            <text:p>621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6220" calcext:value-type="float">
            <text:p>622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6250" calcext:value-type="float">
            <text:p>6250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6250" calcext:value-type="float">
            <text:p>6250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6250" calcext:value-type="float">
            <text:p>6250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6250" calcext:value-type="float">
            <text:p>6250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50" calcext:value-type="float">
            <text:p>6250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6260" calcext:value-type="float">
            <text:p>6260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6290" calcext:value-type="float">
            <text:p>6290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6290" calcext:value-type="float">
            <text:p>629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6290" calcext:value-type="float">
            <text:p>629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6290" calcext:value-type="float">
            <text:p>629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6290" calcext:value-type="float">
            <text:p>629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6300" calcext:value-type="float">
            <text:p>630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6330" calcext:value-type="float">
            <text:p>6330</text:p>
          </table:table-cell>
          <table:table-cell office:value-type="float" office:value="6220" calcext:value-type="float">
            <text:p>6220</text:p>
          </table:table-cell>
          <table:table-cell table:number-columns-repeated="10"/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6330" calcext:value-type="float">
            <text:p>6330</text:p>
          </table:table-cell>
          <table:table-cell office:value-type="float" office:value="6250" calcext:value-type="float">
            <text:p>625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30" calcext:value-type="float">
            <text:p>6330</text:p>
          </table:table-cell>
          <table:table-cell office:value-type="float" office:value="6250" calcext:value-type="float">
            <text:p>6250</text:p>
          </table:table-cell>
          <table:table-cell table:number-columns-repeated="10"/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6330" calcext:value-type="float">
            <text:p>6330</text:p>
          </table:table-cell>
          <table:table-cell office:value-type="float" office:value="6250" calcext:value-type="float">
            <text:p>6250</text:p>
          </table:table-cell>
          <table:table-cell table:number-columns-repeated="10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6330" calcext:value-type="float">
            <text:p>6330</text:p>
          </table:table-cell>
          <table:table-cell office:value-type="float" office:value="6250" calcext:value-type="float">
            <text:p>6250</text:p>
          </table:table-cell>
          <table:table-cell table:number-columns-repeated="10"/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6340" calcext:value-type="float">
            <text:p>6340</text:p>
          </table:table-cell>
          <table:table-cell office:value-type="float" office:value="6250" calcext:value-type="float">
            <text:p>6250</text:p>
          </table:table-cell>
          <table:table-cell table:number-columns-repeated="10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6370" calcext:value-type="float">
            <text:p>6370</text:p>
          </table:table-cell>
          <table:table-cell office:value-type="float" office:value="6270" calcext:value-type="float">
            <text:p>6270</text:p>
          </table:table-cell>
          <table:table-cell table:number-columns-repeated="10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6370" calcext:value-type="float">
            <text:p>637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6370" calcext:value-type="float">
            <text:p>637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6370" calcext:value-type="float">
            <text:p>637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6370" calcext:value-type="float">
            <text:p>637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6380" calcext:value-type="float">
            <text:p>638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00" calcext:value-type="float">
            <text:p>6400</text:p>
          </table:table-cell>
          <table:table-cell office:value-type="float" office:value="6340" calcext:value-type="float">
            <text:p>6340</text:p>
          </table:table-cell>
          <table:table-cell table:number-columns-repeated="10"/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6400" calcext:value-type="float">
            <text:p>6400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6400" calcext:value-type="float">
            <text:p>6400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6400" calcext:value-type="float">
            <text:p>6400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6400" calcext:value-type="float">
            <text:p>6400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6410" calcext:value-type="float">
            <text:p>6410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6430" calcext:value-type="float">
            <text:p>6430</text:p>
          </table:table-cell>
          <table:table-cell office:value-type="float" office:value="6410" calcext:value-type="float">
            <text:p>6410</text:p>
          </table:table-cell>
          <table:table-cell table:number-columns-repeated="10"/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6430" calcext:value-type="float">
            <text:p>6430</text:p>
          </table:table-cell>
          <table:table-cell office:value-type="float" office:value="6460" calcext:value-type="float">
            <text:p>6460</text:p>
          </table:table-cell>
          <table:table-cell table:number-columns-repeated="10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6430" calcext:value-type="float">
            <text:p>6430</text:p>
          </table:table-cell>
          <table:table-cell office:value-type="float" office:value="6460" calcext:value-type="float">
            <text:p>6460</text:p>
          </table:table-cell>
          <table:table-cell table:number-columns-repeated="10"/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6430" calcext:value-type="float">
            <text:p>6430</text:p>
          </table:table-cell>
          <table:table-cell office:value-type="float" office:value="6460" calcext:value-type="float">
            <text:p>646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30" calcext:value-type="float">
            <text:p>6430</text:p>
          </table:table-cell>
          <table:table-cell office:value-type="float" office:value="6460" calcext:value-type="float">
            <text:p>6460</text:p>
          </table:table-cell>
          <table:table-cell table:number-columns-repeated="10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6440" calcext:value-type="float">
            <text:p>6440</text:p>
          </table:table-cell>
          <table:table-cell office:value-type="float" office:value="6460" calcext:value-type="float">
            <text:p>6460</text:p>
          </table:table-cell>
          <table:table-cell table:number-columns-repeated="10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6460" calcext:value-type="float">
            <text:p>6460</text:p>
          </table:table-cell>
          <table:table-cell office:value-type="float" office:value="6480" calcext:value-type="float">
            <text:p>6480</text:p>
          </table:table-cell>
          <table:table-cell table:number-columns-repeated="10"/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6460" calcext:value-type="float">
            <text:p>6460</text:p>
          </table:table-cell>
          <table:table-cell office:value-type="float" office:value="6530" calcext:value-type="float">
            <text:p>6530</text:p>
          </table:table-cell>
          <table:table-cell table:number-columns-repeated="10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6460" calcext:value-type="float">
            <text:p>6460</text:p>
          </table:table-cell>
          <table:table-cell office:value-type="float" office:value="6530" calcext:value-type="float">
            <text:p>6530</text:p>
          </table:table-cell>
          <table:table-cell table:number-columns-repeated="10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6460" calcext:value-type="float">
            <text:p>6460</text:p>
          </table:table-cell>
          <table:table-cell office:value-type="float" office:value="6530" calcext:value-type="float">
            <text:p>6530</text:p>
          </table:table-cell>
          <table:table-cell table:number-columns-repeated="10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6460" calcext:value-type="float">
            <text:p>6460</text:p>
          </table:table-cell>
          <table:table-cell office:value-type="float" office:value="6530" calcext:value-type="float">
            <text:p>6530</text:p>
          </table:table-cell>
          <table:table-cell table:number-columns-repeated="10"/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6470" calcext:value-type="float">
            <text:p>6470</text:p>
          </table:table-cell>
          <table:table-cell office:value-type="float" office:value="6530" calcext:value-type="float">
            <text:p>6530</text:p>
          </table:table-cell>
          <table:table-cell table:number-columns-repeated="10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6490" calcext:value-type="float">
            <text:p>6490</text:p>
          </table:table-cell>
          <table:table-cell office:value-type="float" office:value="6550" calcext:value-type="float">
            <text:p>6550</text:p>
          </table:table-cell>
          <table:table-cell table:number-columns-repeated="10"/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6490" calcext:value-type="float">
            <text:p>6490</text:p>
          </table:table-cell>
          <table:table-cell office:value-type="float" office:value="6600" calcext:value-type="float">
            <text:p>660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table:number-columns-repeated="10"/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table:number-columns-repeated="10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table:number-columns-repeated="10"/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6510" calcext:value-type="float">
            <text:p>6510</text:p>
          </table:table-cell>
          <table:table-cell office:value-type="float" office:value="6600" calcext:value-type="float">
            <text:p>6600</text:p>
          </table:table-cell>
          <table:table-cell table:number-columns-repeated="10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6530" calcext:value-type="float">
            <text:p>6530</text:p>
          </table:table-cell>
          <table:table-cell office:value-type="float" office:value="6620" calcext:value-type="float">
            <text:p>6620</text:p>
          </table:table-cell>
          <table:table-cell table:number-columns-repeated="10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6540" calcext:value-type="float">
            <text:p>6540</text:p>
          </table:table-cell>
          <table:table-cell office:value-type="float" office:value="6650" calcext:value-type="float">
            <text:p>6650</text:p>
          </table:table-cell>
          <table:table-cell table:number-columns-repeated="10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6540" calcext:value-type="float">
            <text:p>6540</text:p>
          </table:table-cell>
          <table:table-cell office:value-type="float" office:value="6650" calcext:value-type="float">
            <text:p>6650</text:p>
          </table:table-cell>
          <table:table-cell table:number-columns-repeated="10"/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6540" calcext:value-type="float">
            <text:p>6540</text:p>
          </table:table-cell>
          <table:table-cell office:value-type="float" office:value="6650" calcext:value-type="float">
            <text:p>6650</text:p>
          </table:table-cell>
          <table:table-cell table:number-columns-repeated="10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6540" calcext:value-type="float">
            <text:p>6540</text:p>
          </table:table-cell>
          <table:table-cell office:value-type="float" office:value="6650" calcext:value-type="float">
            <text:p>6650</text:p>
          </table:table-cell>
          <table:table-cell table:number-columns-repeated="10"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6550" calcext:value-type="float">
            <text:p>6550</text:p>
          </table:table-cell>
          <table:table-cell office:value-type="float" office:value="6650" calcext:value-type="float">
            <text:p>665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70" calcext:value-type="float">
            <text:p>6570</text:p>
          </table:table-cell>
          <table:table-cell office:value-type="float" office:value="6670" calcext:value-type="float">
            <text:p>6670</text:p>
          </table:table-cell>
          <table:table-cell table:number-columns-repeated="10"/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6580" calcext:value-type="float">
            <text:p>6580</text:p>
          </table:table-cell>
          <table:table-cell office:value-type="float" office:value="6690" calcext:value-type="float">
            <text:p>6690</text:p>
          </table:table-cell>
          <table:table-cell table:number-columns-repeated="10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6580" calcext:value-type="float">
            <text:p>6580</text:p>
          </table:table-cell>
          <table:table-cell office:value-type="float" office:value="6690" calcext:value-type="float">
            <text:p>6690</text:p>
          </table:table-cell>
          <table:table-cell table:number-columns-repeated="10"/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6580" calcext:value-type="float">
            <text:p>6580</text:p>
          </table:table-cell>
          <table:table-cell office:value-type="float" office:value="6690" calcext:value-type="float">
            <text:p>6690</text:p>
          </table:table-cell>
          <table:table-cell table:number-columns-repeated="10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6580" calcext:value-type="float">
            <text:p>6580</text:p>
          </table:table-cell>
          <table:table-cell office:value-type="float" office:value="6690" calcext:value-type="float">
            <text:p>6690</text:p>
          </table:table-cell>
          <table:table-cell table:number-columns-repeated="10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6590" calcext:value-type="float">
            <text:p>6590</text:p>
          </table:table-cell>
          <table:table-cell office:value-type="float" office:value="6690" calcext:value-type="float">
            <text:p>6690</text:p>
          </table:table-cell>
          <table:table-cell table:number-columns-repeated="10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6610" calcext:value-type="float">
            <text:p>6610</text:p>
          </table:table-cell>
          <table:table-cell office:value-type="float" office:value="6710" calcext:value-type="float">
            <text:p>6710</text:p>
          </table:table-cell>
          <table:table-cell table:number-columns-repeated="10"/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6620" calcext:value-type="float">
            <text:p>6620</text:p>
          </table:table-cell>
          <table:table-cell office:value-type="float" office:value="6730" calcext:value-type="float">
            <text:p>6730</text:p>
          </table:table-cell>
          <table:table-cell table:number-columns-repeated="10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6620" calcext:value-type="float">
            <text:p>6620</text:p>
          </table:table-cell>
          <table:table-cell office:value-type="float" office:value="6730" calcext:value-type="float">
            <text:p>6730</text:p>
          </table:table-cell>
          <table:table-cell table:number-columns-repeated="10"/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6620" calcext:value-type="float">
            <text:p>6620</text:p>
          </table:table-cell>
          <table:table-cell office:value-type="float" office:value="6730" calcext:value-type="float">
            <text:p>673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20" calcext:value-type="float">
            <text:p>6620</text:p>
          </table:table-cell>
          <table:table-cell office:value-type="float" office:value="6730" calcext:value-type="float">
            <text:p>6730</text:p>
          </table:table-cell>
          <table:table-cell table:number-columns-repeated="10"/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6630" calcext:value-type="float">
            <text:p>6630</text:p>
          </table:table-cell>
          <table:table-cell office:value-type="float" office:value="6730" calcext:value-type="float">
            <text:p>6730</text:p>
          </table:table-cell>
          <table:table-cell table:number-columns-repeated="10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6650" calcext:value-type="float">
            <text:p>6650</text:p>
          </table:table-cell>
          <table:table-cell office:value-type="float" office:value="6750" calcext:value-type="float">
            <text:p>6750</text:p>
          </table:table-cell>
          <table:table-cell table:number-columns-repeated="10"/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6660" calcext:value-type="float">
            <text:p>6660</text:p>
          </table:table-cell>
          <table:table-cell office:value-type="float" office:value="6770" calcext:value-type="float">
            <text:p>6770</text:p>
          </table:table-cell>
          <table:table-cell table:number-columns-repeated="10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6660" calcext:value-type="float">
            <text:p>6660</text:p>
          </table:table-cell>
          <table:table-cell office:value-type="float" office:value="6770" calcext:value-type="float">
            <text:p>6770</text:p>
          </table:table-cell>
          <table:table-cell table:number-columns-repeated="10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6660" calcext:value-type="float">
            <text:p>6660</text:p>
          </table:table-cell>
          <table:table-cell office:value-type="float" office:value="6770" calcext:value-type="float">
            <text:p>6770</text:p>
          </table:table-cell>
          <table:table-cell table:number-columns-repeated="10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6660" calcext:value-type="float">
            <text:p>6660</text:p>
          </table:table-cell>
          <table:table-cell office:value-type="float" office:value="6770" calcext:value-type="float">
            <text:p>6770</text:p>
          </table:table-cell>
          <table:table-cell table:number-columns-repeated="10"/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6670" calcext:value-type="float">
            <text:p>6670</text:p>
          </table:table-cell>
          <table:table-cell office:value-type="float" office:value="6770" calcext:value-type="float">
            <text:p>6770</text:p>
          </table:table-cell>
          <table:table-cell table:number-columns-repeated="10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6690" calcext:value-type="float">
            <text:p>6690</text:p>
          </table:table-cell>
          <table:table-cell office:value-type="float" office:value="6790" calcext:value-type="float">
            <text:p>6790</text:p>
          </table:table-cell>
          <table:table-cell table:number-columns-repeated="10"/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6700" calcext:value-type="float">
            <text:p>6700</text:p>
          </table:table-cell>
          <table:table-cell office:value-type="float" office:value="6810" calcext:value-type="float">
            <text:p>681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00" calcext:value-type="float">
            <text:p>6700</text:p>
          </table:table-cell>
          <table:table-cell office:value-type="float" office:value="6810" calcext:value-type="float">
            <text:p>6810</text:p>
          </table:table-cell>
          <table:table-cell table:number-columns-repeated="10"/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6700" calcext:value-type="float">
            <text:p>6700</text:p>
          </table:table-cell>
          <table:table-cell office:value-type="float" office:value="6810" calcext:value-type="float">
            <text:p>6810</text:p>
          </table:table-cell>
          <table:table-cell table:number-columns-repeated="10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6700" calcext:value-type="float">
            <text:p>6700</text:p>
          </table:table-cell>
          <table:table-cell office:value-type="float" office:value="6810" calcext:value-type="float">
            <text:p>6810</text:p>
          </table:table-cell>
          <table:table-cell table:number-columns-repeated="10"/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6710" calcext:value-type="float">
            <text:p>6710</text:p>
          </table:table-cell>
          <table:table-cell office:value-type="float" office:value="6810" calcext:value-type="float">
            <text:p>6810</text:p>
          </table:table-cell>
          <table:table-cell table:number-columns-repeated="10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6730" calcext:value-type="float">
            <text:p>6730</text:p>
          </table:table-cell>
          <table:table-cell office:value-type="float" office:value="6830" calcext:value-type="float">
            <text:p>6830</text:p>
          </table:table-cell>
          <table:table-cell table:number-columns-repeated="10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6740" calcext:value-type="float">
            <text:p>6740</text:p>
          </table:table-cell>
          <table:table-cell office:value-type="float" office:value="6850" calcext:value-type="float">
            <text:p>6850</text:p>
          </table:table-cell>
          <table:table-cell table:number-columns-repeated="10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6740" calcext:value-type="float">
            <text:p>6740</text:p>
          </table:table-cell>
          <table:table-cell office:value-type="float" office:value="6850" calcext:value-type="float">
            <text:p>6850</text:p>
          </table:table-cell>
          <table:table-cell table:number-columns-repeated="10"/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6740" calcext:value-type="float">
            <text:p>6740</text:p>
          </table:table-cell>
          <table:table-cell office:value-type="float" office:value="6850" calcext:value-type="float">
            <text:p>6850</text:p>
          </table:table-cell>
          <table:table-cell table:number-columns-repeated="10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6740" calcext:value-type="float">
            <text:p>6740</text:p>
          </table:table-cell>
          <table:table-cell office:value-type="float" office:value="6850" calcext:value-type="float">
            <text:p>6850</text:p>
          </table:table-cell>
          <table:table-cell table:number-columns-repeated="10"/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6750" calcext:value-type="float">
            <text:p>6750</text:p>
          </table:table-cell>
          <table:table-cell office:value-type="float" office:value="6850" calcext:value-type="float">
            <text:p>685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770" calcext:value-type="float">
            <text:p>6770</text:p>
          </table:table-cell>
          <table:table-cell office:value-type="float" office:value="6870" calcext:value-type="float">
            <text:p>6870</text:p>
          </table:table-cell>
          <table:table-cell table:number-columns-repeated="10"/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6780" calcext:value-type="float">
            <text:p>678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6780" calcext:value-type="float">
            <text:p>678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6780" calcext:value-type="float">
            <text:p>678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6780" calcext:value-type="float">
            <text:p>678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6790" calcext:value-type="float">
            <text:p>679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6810" calcext:value-type="float">
            <text:p>6810</text:p>
          </table:table-cell>
          <table:table-cell office:value-type="float" office:value="6910" calcext:value-type="float">
            <text:p>6910</text:p>
          </table:table-cell>
          <table:table-cell table:number-columns-repeated="10"/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6820" calcext:value-type="float">
            <text:p>6820</text:p>
          </table:table-cell>
          <table:table-cell office:value-type="float" office:value="6930" calcext:value-type="float">
            <text:p>6930</text:p>
          </table:table-cell>
          <table:table-cell table:number-columns-repeated="10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6820" calcext:value-type="float">
            <text:p>6820</text:p>
          </table:table-cell>
          <table:table-cell office:value-type="float" office:value="6930" calcext:value-type="float">
            <text:p>6930</text:p>
          </table:table-cell>
          <table:table-cell table:number-columns-repeated="10"/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6820" calcext:value-type="float">
            <text:p>6820</text:p>
          </table:table-cell>
          <table:table-cell office:value-type="float" office:value="6930" calcext:value-type="float">
            <text:p>693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20" calcext:value-type="float">
            <text:p>6820</text:p>
          </table:table-cell>
          <table:table-cell office:value-type="float" office:value="6930" calcext:value-type="float">
            <text:p>6930</text:p>
          </table:table-cell>
          <table:table-cell table:number-columns-repeated="10"/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6830" calcext:value-type="float">
            <text:p>6830</text:p>
          </table:table-cell>
          <table:table-cell office:value-type="float" office:value="6930" calcext:value-type="float">
            <text:p>6930</text:p>
          </table:table-cell>
          <table:table-cell table:number-columns-repeated="10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6850" calcext:value-type="float">
            <text:p>6850</text:p>
          </table:table-cell>
          <table:table-cell office:value-type="float" office:value="6950" calcext:value-type="float">
            <text:p>6950</text:p>
          </table:table-cell>
          <table:table-cell table:number-columns-repeated="10"/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6860" calcext:value-type="float">
            <text:p>6860</text:p>
          </table:table-cell>
          <table:table-cell office:value-type="float" office:value="6970" calcext:value-type="float">
            <text:p>6970</text:p>
          </table:table-cell>
          <table:table-cell table:number-columns-repeated="10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6860" calcext:value-type="float">
            <text:p>6860</text:p>
          </table:table-cell>
          <table:table-cell office:value-type="float" office:value="6970" calcext:value-type="float">
            <text:p>6970</text:p>
          </table:table-cell>
          <table:table-cell table:number-columns-repeated="10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6860" calcext:value-type="float">
            <text:p>6860</text:p>
          </table:table-cell>
          <table:table-cell office:value-type="float" office:value="6970" calcext:value-type="float">
            <text:p>6970</text:p>
          </table:table-cell>
          <table:table-cell table:number-columns-repeated="10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6860" calcext:value-type="float">
            <text:p>6860</text:p>
          </table:table-cell>
          <table:table-cell office:value-type="float" office:value="6970" calcext:value-type="float">
            <text:p>6970</text:p>
          </table:table-cell>
          <table:table-cell table:number-columns-repeated="10"/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6870" calcext:value-type="float">
            <text:p>6870</text:p>
          </table:table-cell>
          <table:table-cell office:value-type="float" office:value="6970" calcext:value-type="float">
            <text:p>6970</text:p>
          </table:table-cell>
          <table:table-cell table:number-columns-repeated="10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6890" calcext:value-type="float">
            <text:p>6890</text:p>
          </table:table-cell>
          <table:table-cell office:value-type="float" office:value="6990" calcext:value-type="float">
            <text:p>6990</text:p>
          </table:table-cell>
          <table:table-cell table:number-columns-repeated="10"/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6900" calcext:value-type="float">
            <text:p>6900</text:p>
          </table:table-cell>
          <table:table-cell office:value-type="float" office:value="7010" calcext:value-type="float">
            <text:p>701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00" calcext:value-type="float">
            <text:p>6900</text:p>
          </table:table-cell>
          <table:table-cell office:value-type="float" office:value="7010" calcext:value-type="float">
            <text:p>7010</text:p>
          </table:table-cell>
          <table:table-cell table:number-columns-repeated="10"/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6900" calcext:value-type="float">
            <text:p>6900</text:p>
          </table:table-cell>
          <table:table-cell office:value-type="float" office:value="7010" calcext:value-type="float">
            <text:p>7010</text:p>
          </table:table-cell>
          <table:table-cell table:number-columns-repeated="10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6900" calcext:value-type="float">
            <text:p>6900</text:p>
          </table:table-cell>
          <table:table-cell office:value-type="float" office:value="7010" calcext:value-type="float">
            <text:p>7010</text:p>
          </table:table-cell>
          <table:table-cell table:number-columns-repeated="10"/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6910" calcext:value-type="float">
            <text:p>6910</text:p>
          </table:table-cell>
          <table:table-cell office:value-type="float" office:value="7010" calcext:value-type="float">
            <text:p>7010</text:p>
          </table:table-cell>
          <table:table-cell table:number-columns-repeated="10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6930" calcext:value-type="float">
            <text:p>6930</text:p>
          </table:table-cell>
          <table:table-cell office:value-type="float" office:value="7030" calcext:value-type="float">
            <text:p>7030</text:p>
          </table:table-cell>
          <table:table-cell table:number-columns-repeated="10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6940" calcext:value-type="float">
            <text:p>694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6940" calcext:value-type="float">
            <text:p>694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6940" calcext:value-type="float">
            <text:p>694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6940" calcext:value-type="float">
            <text:p>694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6950" calcext:value-type="float">
            <text:p>695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70" calcext:value-type="float">
            <text:p>6970</text:p>
          </table:table-cell>
          <table:table-cell office:value-type="float" office:value="7070" calcext:value-type="float">
            <text:p>7070</text:p>
          </table:table-cell>
          <table:table-cell table:number-columns-repeated="10"/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6980" calcext:value-type="float">
            <text:p>6980</text:p>
          </table:table-cell>
          <table:table-cell office:value-type="float" office:value="7090" calcext:value-type="float">
            <text:p>7090</text:p>
          </table:table-cell>
          <table:table-cell table:number-columns-repeated="10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6980" calcext:value-type="float">
            <text:p>6980</text:p>
          </table:table-cell>
          <table:table-cell office:value-type="float" office:value="7090" calcext:value-type="float">
            <text:p>7090</text:p>
          </table:table-cell>
          <table:table-cell table:number-columns-repeated="10"/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6980" calcext:value-type="float">
            <text:p>6980</text:p>
          </table:table-cell>
          <table:table-cell office:value-type="float" office:value="7090" calcext:value-type="float">
            <text:p>7090</text:p>
          </table:table-cell>
          <table:table-cell table:number-columns-repeated="10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6980" calcext:value-type="float">
            <text:p>6980</text:p>
          </table:table-cell>
          <table:table-cell office:value-type="float" office:value="7090" calcext:value-type="float">
            <text:p>7090</text:p>
          </table:table-cell>
          <table:table-cell table:number-columns-repeated="10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6990" calcext:value-type="float">
            <text:p>6990</text:p>
          </table:table-cell>
          <table:table-cell office:value-type="float" office:value="7090" calcext:value-type="float">
            <text:p>7090</text:p>
          </table:table-cell>
          <table:table-cell table:number-columns-repeated="10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7010" calcext:value-type="float">
            <text:p>7010</text:p>
          </table:table-cell>
          <table:table-cell office:value-type="float" office:value="7110" calcext:value-type="float">
            <text:p>7110</text:p>
          </table:table-cell>
          <table:table-cell table:number-columns-repeated="10"/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7020" calcext:value-type="float">
            <text:p>7020</text:p>
          </table:table-cell>
          <table:table-cell office:value-type="float" office:value="7130" calcext:value-type="float">
            <text:p>7130</text:p>
          </table:table-cell>
          <table:table-cell table:number-columns-repeated="10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7020" calcext:value-type="float">
            <text:p>7020</text:p>
          </table:table-cell>
          <table:table-cell office:value-type="float" office:value="7130" calcext:value-type="float">
            <text:p>7130</text:p>
          </table:table-cell>
          <table:table-cell table:number-columns-repeated="10"/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7020" calcext:value-type="float">
            <text:p>7020</text:p>
          </table:table-cell>
          <table:table-cell office:value-type="float" office:value="7130" calcext:value-type="float">
            <text:p>713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20" calcext:value-type="float">
            <text:p>7020</text:p>
          </table:table-cell>
          <table:table-cell office:value-type="float" office:value="7130" calcext:value-type="float">
            <text:p>7130</text:p>
          </table:table-cell>
          <table:table-cell table:number-columns-repeated="10"/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7030" calcext:value-type="float">
            <text:p>7030</text:p>
          </table:table-cell>
          <table:table-cell office:value-type="float" office:value="7130" calcext:value-type="float">
            <text:p>7130</text:p>
          </table:table-cell>
          <table:table-cell table:number-columns-repeated="10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7050" calcext:value-type="float">
            <text:p>7050</text:p>
          </table:table-cell>
          <table:table-cell office:value-type="float" office:value="7150" calcext:value-type="float">
            <text:p>7150</text:p>
          </table:table-cell>
          <table:table-cell table:number-columns-repeated="10"/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7060" calcext:value-type="float">
            <text:p>706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7060" calcext:value-type="float">
            <text:p>706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7060" calcext:value-type="float">
            <text:p>706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7060" calcext:value-type="float">
            <text:p>706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7070" calcext:value-type="float">
            <text:p>707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7080" calcext:value-type="float">
            <text:p>7080</text:p>
          </table:table-cell>
          <table:table-cell office:value-type="float" office:value="7190" calcext:value-type="float">
            <text:p>7190</text:p>
          </table:table-cell>
          <table:table-cell table:number-columns-repeated="10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7090" calcext:value-type="float">
            <text:p>7090</text:p>
          </table:table-cell>
          <table:table-cell office:value-type="float" office:value="7210" calcext:value-type="float">
            <text:p>721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90" calcext:value-type="float">
            <text:p>7090</text:p>
          </table:table-cell>
          <table:table-cell office:value-type="float" office:value="7210" calcext:value-type="float">
            <text:p>7210</text:p>
          </table:table-cell>
          <table:table-cell table:number-columns-repeated="10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7090" calcext:value-type="float">
            <text:p>7090</text:p>
          </table:table-cell>
          <table:table-cell office:value-type="float" office:value="7210" calcext:value-type="float">
            <text:p>7210</text:p>
          </table:table-cell>
          <table:table-cell table:number-columns-repeated="10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7090" calcext:value-type="float">
            <text:p>7090</text:p>
          </table:table-cell>
          <table:table-cell office:value-type="float" office:value="7210" calcext:value-type="float">
            <text:p>7210</text:p>
          </table:table-cell>
          <table:table-cell table:number-columns-repeated="10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7100" calcext:value-type="float">
            <text:p>7100</text:p>
          </table:table-cell>
          <table:table-cell office:value-type="float" office:value="7210" calcext:value-type="float">
            <text:p>7210</text:p>
          </table:table-cell>
          <table:table-cell table:number-columns-repeated="10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7110" calcext:value-type="float">
            <text:p>7110</text:p>
          </table:table-cell>
          <table:table-cell office:value-type="float" office:value="7230" calcext:value-type="float">
            <text:p>7230</text:p>
          </table:table-cell>
          <table:table-cell table:number-columns-repeated="10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7120" calcext:value-type="float">
            <text:p>7120</text:p>
          </table:table-cell>
          <table:table-cell office:value-type="float" office:value="7250" calcext:value-type="float">
            <text:p>7250</text:p>
          </table:table-cell>
          <table:table-cell table:number-columns-repeated="10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7120" calcext:value-type="float">
            <text:p>7120</text:p>
          </table:table-cell>
          <table:table-cell office:value-type="float" office:value="7250" calcext:value-type="float">
            <text:p>7250</text:p>
          </table:table-cell>
          <table:table-cell table:number-columns-repeated="10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7120" calcext:value-type="float">
            <text:p>7120</text:p>
          </table:table-cell>
          <table:table-cell office:value-type="float" office:value="7250" calcext:value-type="float">
            <text:p>7250</text:p>
          </table:table-cell>
          <table:table-cell table:number-columns-repeated="10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7120" calcext:value-type="float">
            <text:p>7120</text:p>
          </table:table-cell>
          <table:table-cell office:value-type="float" office:value="7250" calcext:value-type="float">
            <text:p>7250</text:p>
          </table:table-cell>
          <table:table-cell table:number-columns-repeated="10"/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7130" calcext:value-type="float">
            <text:p>7130</text:p>
          </table:table-cell>
          <table:table-cell office:value-type="float" office:value="7250" calcext:value-type="float">
            <text:p>725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40" calcext:value-type="float">
            <text:p>7140</text:p>
          </table:table-cell>
          <table:table-cell office:value-type="float" office:value="7270" calcext:value-type="float">
            <text:p>7270</text:p>
          </table:table-cell>
          <table:table-cell table:number-columns-repeated="10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7150" calcext:value-type="float">
            <text:p>7150</text:p>
          </table:table-cell>
          <table:table-cell office:value-type="float" office:value="7290" calcext:value-type="float">
            <text:p>7290</text:p>
          </table:table-cell>
          <table:table-cell table:number-columns-repeated="10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7150" calcext:value-type="float">
            <text:p>7150</text:p>
          </table:table-cell>
          <table:table-cell office:value-type="float" office:value="7290" calcext:value-type="float">
            <text:p>7290</text:p>
          </table:table-cell>
          <table:table-cell table:number-columns-repeated="10"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7150" calcext:value-type="float">
            <text:p>7150</text:p>
          </table:table-cell>
          <table:table-cell office:value-type="float" office:value="7290" calcext:value-type="float">
            <text:p>7290</text:p>
          </table:table-cell>
          <table:table-cell table:number-columns-repeated="10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7150" calcext:value-type="float">
            <text:p>7150</text:p>
          </table:table-cell>
          <table:table-cell office:value-type="float" office:value="7290" calcext:value-type="float">
            <text:p>7290</text:p>
          </table:table-cell>
          <table:table-cell table:number-columns-repeated="10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7160" calcext:value-type="float">
            <text:p>7160</text:p>
          </table:table-cell>
          <table:table-cell office:value-type="float" office:value="7290" calcext:value-type="float">
            <text:p>7290</text:p>
          </table:table-cell>
          <table:table-cell table:number-columns-repeated="10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7170" calcext:value-type="float">
            <text:p>7170</text:p>
          </table:table-cell>
          <table:table-cell office:value-type="float" office:value="7310" calcext:value-type="float">
            <text:p>7310</text:p>
          </table:table-cell>
          <table:table-cell table:number-columns-repeated="10"/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7180" calcext:value-type="float">
            <text:p>718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7180" calcext:value-type="float">
            <text:p>718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7180" calcext:value-type="float">
            <text:p>718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80" calcext:value-type="float">
            <text:p>718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7190" calcext:value-type="float">
            <text:p>719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7200" calcext:value-type="float">
            <text:p>7200</text:p>
          </table:table-cell>
          <table:table-cell office:value-type="float" office:value="7350" calcext:value-type="float">
            <text:p>7350</text:p>
          </table:table-cell>
          <table:table-cell table:number-columns-repeated="10"/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7210" calcext:value-type="float">
            <text:p>7210</text:p>
          </table:table-cell>
          <table:table-cell office:value-type="float" office:value="7370" calcext:value-type="float">
            <text:p>7370</text:p>
          </table:table-cell>
          <table:table-cell table:number-columns-repeated="10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7210" calcext:value-type="float">
            <text:p>7210</text:p>
          </table:table-cell>
          <table:table-cell office:value-type="float" office:value="7370" calcext:value-type="float">
            <text:p>7370</text:p>
          </table:table-cell>
          <table:table-cell table:number-columns-repeated="10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7210" calcext:value-type="float">
            <text:p>7210</text:p>
          </table:table-cell>
          <table:table-cell office:value-type="float" office:value="7370" calcext:value-type="float">
            <text:p>7370</text:p>
          </table:table-cell>
          <table:table-cell table:number-columns-repeated="10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7210" calcext:value-type="float">
            <text:p>7210</text:p>
          </table:table-cell>
          <table:table-cell office:value-type="float" office:value="7370" calcext:value-type="float">
            <text:p>7370</text:p>
          </table:table-cell>
          <table:table-cell table:number-columns-repeated="10"/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7220" calcext:value-type="float">
            <text:p>7220</text:p>
          </table:table-cell>
          <table:table-cell office:value-type="float" office:value="7370" calcext:value-type="float">
            <text:p>7370</text:p>
          </table:table-cell>
          <table:table-cell table:number-columns-repeated="10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7230" calcext:value-type="float">
            <text:p>7230</text:p>
          </table:table-cell>
          <table:table-cell office:value-type="float" office:value="7390" calcext:value-type="float">
            <text:p>7390</text:p>
          </table:table-cell>
          <table:table-cell table:number-columns-repeated="10"/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7240" calcext:value-type="float">
            <text:p>7240</text:p>
          </table:table-cell>
          <table:table-cell office:value-type="float" office:value="7410" calcext:value-type="float">
            <text:p>741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40" calcext:value-type="float">
            <text:p>7240</text:p>
          </table:table-cell>
          <table:table-cell office:value-type="float" office:value="7410" calcext:value-type="float">
            <text:p>7410</text:p>
          </table:table-cell>
          <table:table-cell table:number-columns-repeated="10"/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7240" calcext:value-type="float">
            <text:p>7240</text:p>
          </table:table-cell>
          <table:table-cell office:value-type="float" office:value="7410" calcext:value-type="float">
            <text:p>7410</text:p>
          </table:table-cell>
          <table:table-cell table:number-columns-repeated="10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7240" calcext:value-type="float">
            <text:p>7240</text:p>
          </table:table-cell>
          <table:table-cell office:value-type="float" office:value="7410" calcext:value-type="float">
            <text:p>7410</text:p>
          </table:table-cell>
          <table:table-cell table:number-columns-repeated="10"/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7250" calcext:value-type="float">
            <text:p>7250</text:p>
          </table:table-cell>
          <table:table-cell office:value-type="float" office:value="7410" calcext:value-type="float">
            <text:p>7410</text:p>
          </table:table-cell>
          <table:table-cell table:number-columns-repeated="10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7260" calcext:value-type="float">
            <text:p>7260</text:p>
          </table:table-cell>
          <table:table-cell office:value-type="float" office:value="7430" calcext:value-type="float">
            <text:p>7430</text:p>
          </table:table-cell>
          <table:table-cell table:number-columns-repeated="10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7270" calcext:value-type="float">
            <text:p>7270</text:p>
          </table:table-cell>
          <table:table-cell office:value-type="float" office:value="7450" calcext:value-type="float">
            <text:p>7450</text:p>
          </table:table-cell>
          <table:table-cell table:number-columns-repeated="10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7270" calcext:value-type="float">
            <text:p>7270</text:p>
          </table:table-cell>
          <table:table-cell office:value-type="float" office:value="7450" calcext:value-type="float">
            <text:p>7450</text:p>
          </table:table-cell>
          <table:table-cell table:number-columns-repeated="10"/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7270" calcext:value-type="float">
            <text:p>7270</text:p>
          </table:table-cell>
          <table:table-cell office:value-type="float" office:value="7450" calcext:value-type="float">
            <text:p>7450</text:p>
          </table:table-cell>
          <table:table-cell table:number-columns-repeated="10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7270" calcext:value-type="float">
            <text:p>7270</text:p>
          </table:table-cell>
          <table:table-cell office:value-type="float" office:value="7450" calcext:value-type="float">
            <text:p>7450</text:p>
          </table:table-cell>
          <table:table-cell table:number-columns-repeated="10"/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7280" calcext:value-type="float">
            <text:p>7280</text:p>
          </table:table-cell>
          <table:table-cell office:value-type="float" office:value="7450" calcext:value-type="float">
            <text:p>745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90" calcext:value-type="float">
            <text:p>7290</text:p>
          </table:table-cell>
          <table:table-cell office:value-type="float" office:value="7470" calcext:value-type="float">
            <text:p>7470</text:p>
          </table:table-cell>
          <table:table-cell table:number-columns-repeated="10"/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7300" calcext:value-type="float">
            <text:p>7300</text:p>
          </table:table-cell>
          <table:table-cell office:value-type="float" office:value="7490" calcext:value-type="float">
            <text:p>7490</text:p>
          </table:table-cell>
          <table:table-cell table:number-columns-repeated="10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7300" calcext:value-type="float">
            <text:p>7300</text:p>
          </table:table-cell>
          <table:table-cell office:value-type="float" office:value="7490" calcext:value-type="float">
            <text:p>7490</text:p>
          </table:table-cell>
          <table:table-cell table:number-columns-repeated="10"/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7300" calcext:value-type="float">
            <text:p>7300</text:p>
          </table:table-cell>
          <table:table-cell office:value-type="float" office:value="7490" calcext:value-type="float">
            <text:p>7490</text:p>
          </table:table-cell>
          <table:table-cell table:number-columns-repeated="10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7300" calcext:value-type="float">
            <text:p>7300</text:p>
          </table:table-cell>
          <table:table-cell office:value-type="float" office:value="7490" calcext:value-type="float">
            <text:p>7490</text:p>
          </table:table-cell>
          <table:table-cell table:number-columns-repeated="10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7310" calcext:value-type="float">
            <text:p>7310</text:p>
          </table:table-cell>
          <table:table-cell office:value-type="float" office:value="7490" calcext:value-type="float">
            <text:p>7490</text:p>
          </table:table-cell>
          <table:table-cell table:number-columns-repeated="10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7320" calcext:value-type="float">
            <text:p>7320</text:p>
          </table:table-cell>
          <table:table-cell office:value-type="float" office:value="7510" calcext:value-type="float">
            <text:p>7510</text:p>
          </table:table-cell>
          <table:table-cell table:number-columns-repeated="10"/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7330" calcext:value-type="float">
            <text:p>733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7330" calcext:value-type="float">
            <text:p>733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7330" calcext:value-type="float">
            <text:p>733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30" calcext:value-type="float">
            <text:p>733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7340" calcext:value-type="float">
            <text:p>734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7350" calcext:value-type="float">
            <text:p>7350</text:p>
          </table:table-cell>
          <table:table-cell office:value-type="float" office:value="7550" calcext:value-type="float">
            <text:p>7550</text:p>
          </table:table-cell>
          <table:table-cell table:number-columns-repeated="10"/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7360" calcext:value-type="float">
            <text:p>7360</text:p>
          </table:table-cell>
          <table:table-cell office:value-type="float" office:value="7570" calcext:value-type="float">
            <text:p>7570</text:p>
          </table:table-cell>
          <table:table-cell table:number-columns-repeated="10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7360" calcext:value-type="float">
            <text:p>7360</text:p>
          </table:table-cell>
          <table:table-cell office:value-type="float" office:value="7570" calcext:value-type="float">
            <text:p>7570</text:p>
          </table:table-cell>
          <table:table-cell table:number-columns-repeated="10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7360" calcext:value-type="float">
            <text:p>7360</text:p>
          </table:table-cell>
          <table:table-cell office:value-type="float" office:value="7570" calcext:value-type="float">
            <text:p>7570</text:p>
          </table:table-cell>
          <table:table-cell table:number-columns-repeated="10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7360" calcext:value-type="float">
            <text:p>7360</text:p>
          </table:table-cell>
          <table:table-cell office:value-type="float" office:value="7570" calcext:value-type="float">
            <text:p>7570</text:p>
          </table:table-cell>
          <table:table-cell table:number-columns-repeated="10"/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7370" calcext:value-type="float">
            <text:p>7370</text:p>
          </table:table-cell>
          <table:table-cell office:value-type="float" office:value="7570" calcext:value-type="float">
            <text:p>7570</text:p>
          </table:table-cell>
          <table:table-cell table:number-columns-repeated="10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7380" calcext:value-type="float">
            <text:p>7380</text:p>
          </table:table-cell>
          <table:table-cell office:value-type="float" office:value="7590" calcext:value-type="float">
            <text:p>7590</text:p>
          </table:table-cell>
          <table:table-cell table:number-columns-repeated="10"/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7390" calcext:value-type="float">
            <text:p>7390</text:p>
          </table:table-cell>
          <table:table-cell office:value-type="float" office:value="7600" calcext:value-type="float">
            <text:p>760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90" calcext:value-type="float">
            <text:p>7390</text:p>
          </table:table-cell>
          <table:table-cell office:value-type="float" office:value="7600" calcext:value-type="float">
            <text:p>7600</text:p>
          </table:table-cell>
          <table:table-cell table:number-columns-repeated="10"/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7390" calcext:value-type="float">
            <text:p>7390</text:p>
          </table:table-cell>
          <table:table-cell office:value-type="float" office:value="7600" calcext:value-type="float">
            <text:p>7600</text:p>
          </table:table-cell>
          <table:table-cell table:number-columns-repeated="10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7390" calcext:value-type="float">
            <text:p>7390</text:p>
          </table:table-cell>
          <table:table-cell office:value-type="float" office:value="7600" calcext:value-type="float">
            <text:p>7600</text:p>
          </table:table-cell>
          <table:table-cell table:number-columns-repeated="10"/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table:number-columns-repeated="10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7410" calcext:value-type="float">
            <text:p>7410</text:p>
          </table:table-cell>
          <table:table-cell office:value-type="float" office:value="7610" calcext:value-type="float">
            <text:p>7610</text:p>
          </table:table-cell>
          <table:table-cell table:number-columns-repeated="10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7420" calcext:value-type="float">
            <text:p>7420</text:p>
          </table:table-cell>
          <table:table-cell office:value-type="float" office:value="7610" calcext:value-type="float">
            <text:p>7610</text:p>
          </table:table-cell>
          <table:table-cell table:number-columns-repeated="10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7420" calcext:value-type="float">
            <text:p>7420</text:p>
          </table:table-cell>
          <table:table-cell office:value-type="float" office:value="7610" calcext:value-type="float">
            <text:p>7610</text:p>
          </table:table-cell>
          <table:table-cell table:number-columns-repeated="10"/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7420" calcext:value-type="float">
            <text:p>7420</text:p>
          </table:table-cell>
          <table:table-cell office:value-type="float" office:value="7610" calcext:value-type="float">
            <text:p>7610</text:p>
          </table:table-cell>
          <table:table-cell table:number-columns-repeated="10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7420" calcext:value-type="float">
            <text:p>7420</text:p>
          </table:table-cell>
          <table:table-cell office:value-type="float" office:value="7610" calcext:value-type="float">
            <text:p>7610</text:p>
          </table:table-cell>
          <table:table-cell table:number-columns-repeated="10"/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7430" calcext:value-type="float">
            <text:p>7430</text:p>
          </table:table-cell>
          <table:table-cell office:value-type="float" office:value="7610" calcext:value-type="float">
            <text:p>761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40" calcext:value-type="float">
            <text:p>7440</text:p>
          </table:table-cell>
          <table:table-cell office:value-type="float" office:value="7620" calcext:value-type="float">
            <text:p>7620</text:p>
          </table:table-cell>
          <table:table-cell table:number-columns-repeated="10"/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7450" calcext:value-type="float">
            <text:p>7450</text:p>
          </table:table-cell>
          <table:table-cell office:value-type="float" office:value="7620" calcext:value-type="float">
            <text:p>7620</text:p>
          </table:table-cell>
          <table:table-cell table:number-columns-repeated="10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7450" calcext:value-type="float">
            <text:p>7450</text:p>
          </table:table-cell>
          <table:table-cell office:value-type="float" office:value="7620" calcext:value-type="float">
            <text:p>7620</text:p>
          </table:table-cell>
          <table:table-cell table:number-columns-repeated="10"/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7450" calcext:value-type="float">
            <text:p>7450</text:p>
          </table:table-cell>
          <table:table-cell office:value-type="float" office:value="7620" calcext:value-type="float">
            <text:p>7620</text:p>
          </table:table-cell>
          <table:table-cell table:number-columns-repeated="10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7450" calcext:value-type="float">
            <text:p>7450</text:p>
          </table:table-cell>
          <table:table-cell office:value-type="float" office:value="7620" calcext:value-type="float">
            <text:p>7620</text:p>
          </table:table-cell>
          <table:table-cell table:number-columns-repeated="10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7460" calcext:value-type="float">
            <text:p>7460</text:p>
          </table:table-cell>
          <table:table-cell office:value-type="float" office:value="7620" calcext:value-type="float">
            <text:p>7620</text:p>
          </table:table-cell>
          <table:table-cell table:number-columns-repeated="10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7470" calcext:value-type="float">
            <text:p>747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7480" calcext:value-type="float">
            <text:p>748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7480" calcext:value-type="float">
            <text:p>748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7480" calcext:value-type="float">
            <text:p>748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80" calcext:value-type="float">
            <text:p>748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7490" calcext:value-type="float">
            <text:p>749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7490" calcext:value-type="float">
            <text:p>749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7510" calcext:value-type="float">
            <text:p>751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7510" calcext:value-type="float">
            <text:p>751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7510" calcext:value-type="float">
            <text:p>751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7510" calcext:value-type="float">
            <text:p>751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7520" calcext:value-type="float">
            <text:p>752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7520" calcext:value-type="float">
            <text:p>752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7540" calcext:value-type="float">
            <text:p>754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40" calcext:value-type="float">
            <text:p>754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7540" calcext:value-type="float">
            <text:p>754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7540" calcext:value-type="float">
            <text:p>754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7550" calcext:value-type="float">
            <text:p>755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7550" calcext:value-type="float">
            <text:p>755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7570" calcext:value-type="float">
            <text:p>757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7570" calcext:value-type="float">
            <text:p>757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7570" calcext:value-type="float">
            <text:p>757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7570" calcext:value-type="float">
            <text:p>757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7580" calcext:value-type="float">
            <text:p>758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80" calcext:value-type="float">
            <text:p>758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7590" calcext:value-type="float">
            <text:p>759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7590" calcext:value-type="float">
            <text:p>759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7590" calcext:value-type="float">
            <text:p>759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7590" calcext:value-type="float">
            <text:p>759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7600" calcext:value-type="float">
            <text:p>760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7660" calcext:value-type="float">
            <text:p>76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2.9" calcext:value-type="float">
            <text:p>102.9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.1" calcext:value-type="float">
            <text:p>103.1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.2" calcext:value-type="float">
            <text:p>103.2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.3" calcext:value-type="float">
            <text:p>103.3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.4" calcext:value-type="float">
            <text:p>103.4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.5" calcext:value-type="float">
            <text:p>103.5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.6" calcext:value-type="float">
            <text:p>103.6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03.7" calcext:value-type="float">
            <text:p>103.7</text:p>
          </table:table-cell>
          <table:table-cell table:number-columns-repeated="2"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4:47:47.201056101</dc:date>
    <meta:editing-duration>PT22M34S</meta:editing-duration>
    <meta:editing-cycles>2</meta:editing-cycles>
    <meta:generator>LibreOffice/5.1.6.2$Linux_X86_64 LibreOffice_project/10m0$Build-2</meta:generator>
    <meta:document-statistic meta:table-count="1" meta:cell-count="3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952cm" style:legend-expansion="high" chart:style-name="ch2"/>
        <chart:plot-area chart:style-name="ch3" table:cell-range-address="Simulations.E7:Simulations.E7 Simulations.A1:Simulations.C1037 Simulations.M1:Simulations.M2" chart:data-source-has-labels="both" svg:x="0.32cm" svg:y="0.18cm" svg:width="11.608cm" svg:height="8.64cm">
          <chartooo:coordinate-region svg:x="1.312cm" svg:y="0.18cm" svg:width="10.557cm" svg:height="7.311cm"/>
          <chart:axis chart:dimension="x" chart:name="primary-x" chart:style-name="ch4" chartooo:axis-type="auto">
            <chartooo:date-scale/>
            <chart:categories table:cell-range-address="Simulations.A1:Simulations.A10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mulations.B1:Simulations.B1037" chart:label-cell-address="Simulations.M1:Simulations.M1" chart:class="chart:line">
            <chart:data-point chart:repeated="1037"/>
          </chart:series>
          <chart:series chart:style-name="ch7" chart:values-cell-range-address="Simulations.C1:Simulations.C1037" chart:label-cell-address="Simulations.M2:Simulations.M2" chart:class="chart:line">
            <chart:data-point chart:repeated="10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idge Swarm</text:p>
                <draw:g>
                  <svg:desc>Simulations.M1:Simulations.M1</svg:desc>
                </draw:g>
              </table:table-cell>
              <table:table-cell office:value-type="string">
                <text:p>Greedy Goto</text:p>
                <draw:g>
                  <svg:desc>Simulations.M2:Simulations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s.A1:Simulations.A1037</svg:desc>
                </draw:g>
              </table:table-cell>
              <table:table-cell office:value-type="float" office:value="0">
                <text:p>0</text:p>
                <draw:g>
                  <svg:desc>Simulations.B1:Simulations.B1037</svg:desc>
                </draw:g>
              </table:table-cell>
              <table:table-cell office:value-type="float" office:value="0">
                <text:p>0</text:p>
                <draw:g>
                  <svg:desc>Simulations.C1:Simulations.C103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40">
                <text:p>1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40">
                <text:p>2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70">
                <text:p>2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70">
                <text:p>2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80">
                <text:p>2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80">
                <text:p>2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00">
                <text:p>3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20">
                <text:p>3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20">
                <text:p>3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40">
                <text:p>3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360">
                <text:p>36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440">
                <text:p>4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440">
                <text:p>4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440">
                <text:p>4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440">
                <text:p>4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440">
                <text:p>4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480">
                <text:p>48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480">
                <text:p>48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80">
                <text:p>48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480">
                <text:p>48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480">
                <text:p>48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0">
                <text:p>5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520">
                <text:p>5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520">
                <text:p>5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540">
                <text:p>5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40">
                <text:p>5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540">
                <text:p>5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80">
                <text:p>58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80">
                <text:p>58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80">
                <text:p>58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80">
                <text:p>58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0">
                <text:p>59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590">
                <text:p>59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630">
                <text:p>6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630">
                <text:p>6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630">
                <text:p>6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630">
                <text:p>6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640">
                <text:p>6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640">
                <text:p>64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680">
                <text:p>68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680">
                <text:p>68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680">
                <text:p>68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690">
                <text:p>69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690">
                <text:p>69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730">
                <text:p>73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730">
                <text:p>73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60">
                <text:p>7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760">
                <text:p>7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760">
                <text:p>7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760">
                <text:p>7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770">
                <text:p>77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770">
                <text:p>77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00">
                <text:p>80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00">
                <text:p>80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800">
                <text:p>80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800">
                <text:p>80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810">
                <text:p>81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840">
                <text:p>8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850">
                <text:p>85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880">
                <text:p>88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80">
                <text:p>88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880">
                <text:p>88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880">
                <text:p>88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890">
                <text:p>8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900">
                <text:p>9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30">
                <text:p>93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930">
                <text:p>93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930">
                <text:p>93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930">
                <text:p>93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940">
                <text:p>94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950">
                <text:p>95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000">
                <text:p>100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000">
                <text:p>100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000">
                <text:p>100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10">
                <text:p>101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020">
                <text:p>10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070">
                <text:p>107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070">
                <text:p>107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070">
                <text:p>107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070">
                <text:p>107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080">
                <text:p>108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090">
                <text:p>10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140">
                <text:p>114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140">
                <text:p>114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40">
                <text:p>114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140">
                <text:p>114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150">
                <text:p>115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160">
                <text:p>116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210">
                <text:p>12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210">
                <text:p>12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210">
                <text:p>12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210">
                <text:p>121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220">
                <text:p>12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230">
                <text:p>12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0">
                <text:p>128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280">
                <text:p>128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280">
                <text:p>128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280">
                <text:p>12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290">
                <text:p>12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00">
                <text:p>130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30">
                <text:p>133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30">
                <text:p>133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30">
                <text:p>133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30">
                <text:p>133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40">
                <text:p>134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350">
                <text:p>135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380">
                <text:p>13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380">
                <text:p>13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380">
                <text:p>13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380">
                <text:p>13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390">
                <text:p>139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00">
                <text:p>140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20">
                <text:p>1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20">
                <text:p>1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20">
                <text:p>1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20">
                <text:p>142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30">
                <text:p>143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440">
                <text:p>144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70">
                <text:p>147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80">
                <text:p>148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80">
                <text:p>148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80">
                <text:p>148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80">
                <text:p>148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80">
                <text:p>148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10">
                <text:p>151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520">
                <text:p>152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520">
                <text:p>152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520">
                <text:p>152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520">
                <text:p>15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520">
                <text:p>152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550">
                <text:p>155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560">
                <text:p>15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560">
                <text:p>15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560">
                <text:p>15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60">
                <text:p>156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560">
                <text:p>156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590">
                <text:p>159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1600">
                <text:p>160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600">
                <text:p>160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600">
                <text:p>160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600">
                <text:p>160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600">
                <text:p>160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630">
                <text:p>163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1640">
                <text:p>164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40">
                <text:p>164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1640">
                <text:p>164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640">
                <text:p>16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640">
                <text:p>16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670">
                <text:p>167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680">
                <text:p>168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680">
                <text:p>168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1680">
                <text:p>168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680">
                <text:p>168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1680">
                <text:p>168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10">
                <text:p>171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1720">
                <text:p>172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720">
                <text:p>172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1720">
                <text:p>172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720">
                <text:p>17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720">
                <text:p>172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750">
                <text:p>175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1760">
                <text:p>176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760">
                <text:p>176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1760">
                <text:p>176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60">
                <text:p>176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1760">
                <text:p>176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790">
                <text:p>179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1800">
                <text:p>180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800">
                <text:p>180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800">
                <text:p>180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800">
                <text:p>180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1800">
                <text:p>18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830">
                <text:p>183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1840">
                <text:p>184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40">
                <text:p>184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1840">
                <text:p>184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840">
                <text:p>184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1840">
                <text:p>184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870">
                <text:p>187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880">
                <text:p>188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890">
                <text:p>189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1890">
                <text:p>189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890">
                <text:p>189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00">
                <text:p>19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1910">
                <text:p>191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920">
                <text:p>192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1920">
                <text:p>192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920">
                <text:p>192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920">
                <text:p>192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930">
                <text:p>193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1940">
                <text:p>194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950">
                <text:p>195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1950">
                <text:p>195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1950">
                <text:p>195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960">
                <text:p>196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1970">
                <text:p>197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980">
                <text:p>198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980">
                <text:p>198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980">
                <text:p>198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1980">
                <text:p>198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990">
                <text:p>199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2010">
                <text:p>201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2010">
                <text:p>201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2020">
                <text:p>202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030">
                <text:p>20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2040">
                <text:p>204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2040">
                <text:p>204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2040">
                <text:p>204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2040">
                <text:p>204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50">
                <text:p>205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2060">
                <text:p>206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2070">
                <text:p>207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2070">
                <text:p>207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2070">
                <text:p>207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070">
                <text:p>207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2080">
                <text:p>208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2090">
                <text:p>209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2100">
                <text:p>210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2100">
                <text:p>210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10">
                <text:p>211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2110">
                <text:p>211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2120">
                <text:p>212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2130">
                <text:p>213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2140">
                <text:p>214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2140">
                <text:p>214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2150">
                <text:p>215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2150">
                <text:p>215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2160">
                <text:p>216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2170">
                <text:p>217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80">
                <text:p>218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2180">
                <text:p>218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2190">
                <text:p>219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2190">
                <text:p>219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2200">
                <text:p>22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2210">
                <text:p>221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2240">
                <text:p>224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2250">
                <text:p>225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2250">
                <text:p>225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50">
                <text:p>225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2250">
                <text:p>225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2280">
                <text:p>228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2290">
                <text:p>229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2290">
                <text:p>229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2290">
                <text:p>229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2290">
                <text:p>229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2290">
                <text:p>229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2320">
                <text:p>232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2330">
                <text:p>233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30">
                <text:p>233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2330">
                <text:p>23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2330">
                <text:p>23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2330">
                <text:p>23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2360">
                <text:p>236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2370">
                <text:p>237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2370">
                <text:p>237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2370">
                <text:p>237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2370">
                <text:p>237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2370">
                <text:p>237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400">
                <text:p>240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2410">
                <text:p>241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2410">
                <text:p>241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2410">
                <text:p>241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2410">
                <text:p>241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2410">
                <text:p>241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2440">
                <text:p>24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2450">
                <text:p>245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2450">
                <text:p>245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50">
                <text:p>245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2450">
                <text:p>245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2480">
                <text:p>248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2490">
                <text:p>249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2490">
                <text:p>249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2490">
                <text:p>249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2490">
                <text:p>249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2490">
                <text:p>249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2520">
                <text:p>252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2530">
                <text:p>253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30">
                <text:p>253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2560">
                <text:p>256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2570">
                <text:p>257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2570">
                <text:p>257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2570">
                <text:p>257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2570">
                <text:p>257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2570">
                <text:p>257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600">
                <text:p>260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2610">
                <text:p>261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2610">
                <text:p>261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2610">
                <text:p>261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2610">
                <text:p>261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2610">
                <text:p>261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2640">
                <text:p>264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2660">
                <text:p>266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2680">
                <text:p>268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680">
                <text:p>268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2680">
                <text:p>268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2690">
                <text:p>269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2700">
                <text:p>270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2710">
                <text:p>271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2750">
                <text:p>275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2750">
                <text:p>275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2750">
                <text:p>275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2760">
                <text:p>276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2770">
                <text:p>277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780">
                <text:p>278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2860">
                <text:p>286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2860">
                <text:p>286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2860">
                <text:p>286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2870">
                <text:p>287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2880">
                <text:p>288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2890">
                <text:p>289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2970">
                <text:p>297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2970">
                <text:p>297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2970">
                <text:p>297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980">
                <text:p>298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2990">
                <text:p>299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3000">
                <text:p>300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3080">
                <text:p>308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3080">
                <text:p>308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3080">
                <text:p>308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3090">
                <text:p>309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3100">
                <text:p>310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3110">
                <text:p>311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3150">
                <text:p>315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50">
                <text:p>315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3150">
                <text:p>315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3160">
                <text:p>316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3170">
                <text:p>317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3180">
                <text:p>318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3220">
                <text:p>322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3220">
                <text:p>322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3220">
                <text:p>322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3230">
                <text:p>323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3240">
                <text:p>324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250">
                <text:p>32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3330">
                <text:p>333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3330">
                <text:p>333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3330">
                <text:p>333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3340">
                <text:p>334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3350">
                <text:p>33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3360">
                <text:p>336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3520">
                <text:p>352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3520">
                <text:p>352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3520">
                <text:p>352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530">
                <text:p>353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3540">
                <text:p>354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3550">
                <text:p>355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3630">
                <text:p>363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3630">
                <text:p>363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3630">
                <text:p>363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3640">
                <text:p>364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3650">
                <text:p>365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3710">
                <text:p>371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3710">
                <text:p>371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710">
                <text:p>371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3710">
                <text:p>371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3710">
                <text:p>371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3720">
                <text:p>372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3760">
                <text:p>376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3760">
                <text:p>376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3760">
                <text:p>376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3760">
                <text:p>376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3760">
                <text:p>376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3770">
                <text:p>377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810">
                <text:p>381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3810">
                <text:p>38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3810">
                <text:p>38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3810">
                <text:p>38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3810">
                <text:p>38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3810">
                <text:p>38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3870">
                <text:p>387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3870">
                <text:p>38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3870">
                <text:p>38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3870">
                <text:p>38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870">
                <text:p>38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3870">
                <text:p>38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3970">
                <text:p>397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3970">
                <text:p>39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3970">
                <text:p>39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3970">
                <text:p>39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3970">
                <text:p>39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3970">
                <text:p>39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4070">
                <text:p>407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4070">
                <text:p>407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070">
                <text:p>407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4070">
                <text:p>407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4070">
                <text:p>407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4070">
                <text:p>407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4170">
                <text:p>417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170">
                <text:p>41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4170">
                <text:p>41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4170">
                <text:p>41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4170">
                <text:p>41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4170">
                <text:p>417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230">
                <text:p>423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4230">
                <text:p>423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4230">
                <text:p>423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4230">
                <text:p>423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4230">
                <text:p>423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230">
                <text:p>423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4270">
                <text:p>427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4270">
                <text:p>42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4270">
                <text:p>42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4270">
                <text:p>42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270">
                <text:p>42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4270">
                <text:p>42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4310">
                <text:p>431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4310">
                <text:p>431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4310">
                <text:p>431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310">
                <text:p>431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4310">
                <text:p>431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4310">
                <text:p>431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4340">
                <text:p>434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4340">
                <text:p>434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340">
                <text:p>434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4350">
                <text:p>435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4350">
                <text:p>435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4360">
                <text:p>43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4370">
                <text:p>437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4370">
                <text:p>437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4370">
                <text:p>437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4380">
                <text:p>438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4380">
                <text:p>438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4390">
                <text:p>439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400">
                <text:p>440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4400">
                <text:p>440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4400">
                <text:p>440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4410">
                <text:p>441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4410">
                <text:p>441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4420">
                <text:p>442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4440">
                <text:p>44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4440">
                <text:p>444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4440">
                <text:p>444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4450">
                <text:p>445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450">
                <text:p>445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4460">
                <text:p>446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4480">
                <text:p>448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4480">
                <text:p>44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4480">
                <text:p>44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4490">
                <text:p>449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4490">
                <text:p>449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4510">
                <text:p>451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4530">
                <text:p>453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4530">
                <text:p>453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530">
                <text:p>453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4540">
                <text:p>454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4540">
                <text:p>454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4580">
                <text:p>458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4600">
                <text:p>460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4600">
                <text:p>460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4600">
                <text:p>460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4610">
                <text:p>461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4610">
                <text:p>461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4650">
                <text:p>465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670">
                <text:p>467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4670">
                <text:p>467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4670">
                <text:p>467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4680">
                <text:p>468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4680">
                <text:p>468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4720">
                <text:p>472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4740">
                <text:p>474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4740">
                <text:p>474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4740">
                <text:p>474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4740">
                <text:p>474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750">
                <text:p>475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4750">
                <text:p>475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4800">
                <text:p>480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4810">
                <text:p>481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4810">
                <text:p>481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4810">
                <text:p>481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4820">
                <text:p>482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4820">
                <text:p>482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4870">
                <text:p>487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4880">
                <text:p>488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890">
                <text:p>489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4910">
                <text:p>491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4910">
                <text:p>491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4910">
                <text:p>491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4920">
                <text:p>492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4920">
                <text:p>492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4930">
                <text:p>493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4950">
                <text:p>495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4950">
                <text:p>495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4950">
                <text:p>495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960">
                <text:p>496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4960">
                <text:p>496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4970">
                <text:p>497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4990">
                <text:p>499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4990">
                <text:p>499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4990">
                <text:p>499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5000">
                <text:p>500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5000">
                <text:p>500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5010">
                <text:p>501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5030">
                <text:p>503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030">
                <text:p>503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5030">
                <text:p>503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5040">
                <text:p>504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5040">
                <text:p>5040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5050">
                <text:p>5050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070">
                <text:p>5070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5070">
                <text:p>5070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5070">
                <text:p>5070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5080">
                <text:p>508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5080">
                <text:p>508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090">
                <text:p>509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5110">
                <text:p>511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5110">
                <text:p>511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5110">
                <text:p>511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5120">
                <text:p>512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120">
                <text:p>512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5130">
                <text:p>513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5150">
                <text:p>515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5150">
                <text:p>515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5150">
                <text:p>515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160">
                <text:p>516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5160">
                <text:p>516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5170">
                <text:p>517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5190">
                <text:p>519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5190">
                <text:p>519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190">
                <text:p>519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5200">
                <text:p>520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5200">
                <text:p>520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5210">
                <text:p>521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5230">
                <text:p>523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30">
                <text:p>523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5230">
                <text:p>523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5240">
                <text:p>524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5240">
                <text:p>524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5250">
                <text:p>525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270">
                <text:p>527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5270">
                <text:p>527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5270">
                <text:p>527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5280">
                <text:p>528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5280">
                <text:p>528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290">
                <text:p>529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5330">
                <text:p>533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5330">
                <text:p>533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5330">
                <text:p>533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5330">
                <text:p>533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330">
                <text:p>533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5340">
                <text:p>534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5370">
                <text:p>537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5370">
                <text:p>537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5370">
                <text:p>537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370">
                <text:p>537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5370">
                <text:p>537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5380">
                <text:p>538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5410">
                <text:p>541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5410">
                <text:p>541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410">
                <text:p>541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5410">
                <text:p>541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5410">
                <text:p>541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5420">
                <text:p>542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5450">
                <text:p>545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450">
                <text:p>545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5450">
                <text:p>545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5450">
                <text:p>545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5450">
                <text:p>545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5460">
                <text:p>546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490">
                <text:p>549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5490">
                <text:p>549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5490">
                <text:p>549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5490">
                <text:p>549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5490">
                <text:p>549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490">
                <text:p>549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5500">
                <text:p>550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5530">
                <text:p>553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5530">
                <text:p>553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5530">
                <text:p>553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530">
                <text:p>553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5530">
                <text:p>553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5540">
                <text:p>554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5570">
                <text:p>557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5570">
                <text:p>557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570">
                <text:p>557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5570">
                <text:p>5570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5570">
                <text:p>5570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5580">
                <text:p>5580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5610">
                <text:p>5610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610">
                <text:p>5610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5610">
                <text:p>561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5610">
                <text:p>561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5610">
                <text:p>561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5620">
                <text:p>562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650">
                <text:p>565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5650">
                <text:p>565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5650">
                <text:p>5650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5650">
                <text:p>5650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5650">
                <text:p>5650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660">
                <text:p>5660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5690">
                <text:p>5690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5690">
                <text:p>5690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5690">
                <text:p>569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5690">
                <text:p>569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690">
                <text:p>569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5700">
                <text:p>570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5730">
                <text:p>573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5730">
                <text:p>573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5730">
                <text:p>573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730">
                <text:p>573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5730">
                <text:p>573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5740">
                <text:p>574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5770">
                <text:p>577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5770">
                <text:p>577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770">
                <text:p>577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5770">
                <text:p>577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5770">
                <text:p>577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5780">
                <text:p>578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5810">
                <text:p>581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810">
                <text:p>581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5810">
                <text:p>5810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5810">
                <text:p>581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5810">
                <text:p>581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5820">
                <text:p>582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850">
                <text:p>585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5850">
                <text:p>585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5850">
                <text:p>585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5850">
                <text:p>585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5850">
                <text:p>585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860">
                <text:p>586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5890">
                <text:p>589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5890">
                <text:p>589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5890">
                <text:p>589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5890">
                <text:p>589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90">
                <text:p>589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5900">
                <text:p>590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5930">
                <text:p>593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5930">
                <text:p>593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5930">
                <text:p>593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5930">
                <text:p>593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5930">
                <text:p>593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5940">
                <text:p>594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5970">
                <text:p>597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5970">
                <text:p>597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970">
                <text:p>597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5970">
                <text:p>597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5970">
                <text:p>597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5980">
                <text:p>598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6010">
                <text:p>601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6010">
                <text:p>601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6010">
                <text:p>601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6010">
                <text:p>601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6010">
                <text:p>601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6020">
                <text:p>602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050">
                <text:p>605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6050">
                <text:p>605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6050">
                <text:p>605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6050">
                <text:p>60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6050">
                <text:p>60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6060">
                <text:p>606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6090">
                <text:p>609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6090">
                <text:p>609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6090">
                <text:p>609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6090">
                <text:p>609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90">
                <text:p>609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6100">
                <text:p>610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6130">
                <text:p>613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6140">
                <text:p>614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6170">
                <text:p>617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170">
                <text:p>617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6170">
                <text:p>617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6170">
                <text:p>617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6170">
                <text:p>617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6180">
                <text:p>618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210">
                <text:p>6210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6210">
                <text:p>621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6210">
                <text:p>621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6210">
                <text:p>621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6210">
                <text:p>621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220">
                <text:p>622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6250">
                <text:p>625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6250">
                <text:p>62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6250">
                <text:p>62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6250">
                <text:p>62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250">
                <text:p>62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6260">
                <text:p>626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6290">
                <text:p>629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6290">
                <text:p>62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6290">
                <text:p>62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290">
                <text:p>62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6290">
                <text:p>62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6300">
                <text:p>630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6330">
                <text:p>633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6330">
                <text:p>63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330">
                <text:p>63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6330">
                <text:p>63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6330">
                <text:p>633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6340">
                <text:p>634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6370">
                <text:p>637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370">
                <text:p>637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6370">
                <text:p>637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6370">
                <text:p>637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6370">
                <text:p>637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6380">
                <text:p>638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400">
                <text:p>640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6400">
                <text:p>640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6400">
                <text:p>640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6400">
                <text:p>640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6400">
                <text:p>640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410">
                <text:p>641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6430">
                <text:p>643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6430">
                <text:p>643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6430">
                <text:p>643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6430">
                <text:p>643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430">
                <text:p>643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6440">
                <text:p>644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6460">
                <text:p>64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6460">
                <text:p>646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6460">
                <text:p>646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460">
                <text:p>646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6460">
                <text:p>646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6470">
                <text:p>647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6490">
                <text:p>64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6490">
                <text:p>649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6510">
                <text:p>651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6530">
                <text:p>653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540">
                <text:p>654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6540">
                <text:p>654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6540">
                <text:p>654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6540">
                <text:p>654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6550">
                <text:p>655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70">
                <text:p>657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6580">
                <text:p>658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6580">
                <text:p>658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6580">
                <text:p>658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6580">
                <text:p>658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590">
                <text:p>659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6610">
                <text:p>6610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6620">
                <text:p>662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6620">
                <text:p>662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6620">
                <text:p>662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620">
                <text:p>662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6630">
                <text:p>663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6650">
                <text:p>665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6660">
                <text:p>666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6660">
                <text:p>666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660">
                <text:p>666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6660">
                <text:p>666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6670">
                <text:p>667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6690">
                <text:p>669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6700">
                <text:p>6700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700">
                <text:p>6700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6700">
                <text:p>6700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6700">
                <text:p>6700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6710">
                <text:p>6710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6730">
                <text:p>6730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740">
                <text:p>674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6740">
                <text:p>674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6740">
                <text:p>674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6740">
                <text:p>674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6750">
                <text:p>675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770">
                <text:p>6770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6780">
                <text:p>678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6780">
                <text:p>678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6780">
                <text:p>678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6780">
                <text:p>678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790">
                <text:p>679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6810">
                <text:p>6810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6820">
                <text:p>682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6820">
                <text:p>682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6820">
                <text:p>682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820">
                <text:p>682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6830">
                <text:p>68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6850">
                <text:p>6850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6860">
                <text:p>686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6860">
                <text:p>686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860">
                <text:p>686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6860">
                <text:p>686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6870">
                <text:p>687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6890">
                <text:p>6890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6900">
                <text:p>690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900">
                <text:p>690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6900">
                <text:p>690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6900">
                <text:p>690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6910">
                <text:p>691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6930">
                <text:p>693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940">
                <text:p>694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6940">
                <text:p>694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6940">
                <text:p>694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6940">
                <text:p>694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6950">
                <text:p>695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970">
                <text:p>6970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6980">
                <text:p>698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6980">
                <text:p>698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6980">
                <text:p>698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6980">
                <text:p>698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990">
                <text:p>699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7010">
                <text:p>701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7020">
                <text:p>702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7020">
                <text:p>702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7020">
                <text:p>702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020">
                <text:p>702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7030">
                <text:p>703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7050">
                <text:p>7050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7060">
                <text:p>706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7060">
                <text:p>706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7060">
                <text:p>706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7060">
                <text:p>706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7070">
                <text:p>707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7080">
                <text:p>708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7090">
                <text:p>709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090">
                <text:p>709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7090">
                <text:p>709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7090">
                <text:p>709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7100">
                <text:p>71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7110">
                <text:p>711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7120">
                <text:p>712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7120">
                <text:p>712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7120">
                <text:p>712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7120">
                <text:p>712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7130">
                <text:p>713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140">
                <text:p>714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7150">
                <text:p>715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7150">
                <text:p>715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7150">
                <text:p>715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7150">
                <text:p>715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7160">
                <text:p>716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7170">
                <text:p>717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7180">
                <text:p>718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7180">
                <text:p>718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7180">
                <text:p>718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180">
                <text:p>718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7190">
                <text:p>719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7200">
                <text:p>7200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7210">
                <text:p>721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7210">
                <text:p>721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7210">
                <text:p>721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7210">
                <text:p>721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7220">
                <text:p>722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7230">
                <text:p>7230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7240">
                <text:p>724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240">
                <text:p>724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7240">
                <text:p>724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7240">
                <text:p>724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7250">
                <text:p>725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7260">
                <text:p>7260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7270">
                <text:p>727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7270">
                <text:p>727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7270">
                <text:p>727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7270">
                <text:p>727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7280">
                <text:p>728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290">
                <text:p>7290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7300">
                <text:p>730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7300">
                <text:p>730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7300">
                <text:p>730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7300">
                <text:p>730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7310">
                <text:p>7310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7320">
                <text:p>7320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7330">
                <text:p>733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7330">
                <text:p>733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7330">
                <text:p>733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330">
                <text:p>733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7340">
                <text:p>734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7350">
                <text:p>7350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7360">
                <text:p>736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7360">
                <text:p>736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7360">
                <text:p>736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7360">
                <text:p>736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7370">
                <text:p>737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7380">
                <text:p>738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7390">
                <text:p>739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390">
                <text:p>739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7390">
                <text:p>739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7390">
                <text:p>739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7400">
                <text:p>740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7410">
                <text:p>741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7420">
                <text:p>742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7420">
                <text:p>742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7420">
                <text:p>742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7420">
                <text:p>742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7430">
                <text:p>743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440">
                <text:p>744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7450">
                <text:p>745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7450">
                <text:p>745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7450">
                <text:p>745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7450">
                <text:p>745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7460">
                <text:p>746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7470">
                <text:p>747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7480">
                <text:p>748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7480">
                <text:p>748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7480">
                <text:p>748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480">
                <text:p>748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7490">
                <text:p>749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7490">
                <text:p>749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7510">
                <text:p>751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7510">
                <text:p>751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7510">
                <text:p>751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7510">
                <text:p>751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7520">
                <text:p>752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7520">
                <text:p>752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7540">
                <text:p>754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540">
                <text:p>754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7540">
                <text:p>754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7540">
                <text:p>754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7550">
                <text:p>755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7550">
                <text:p>755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7570">
                <text:p>757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7570">
                <text:p>757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7570">
                <text:p>757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7570">
                <text:p>757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7580">
                <text:p>758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580">
                <text:p>758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7590">
                <text:p>759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7590">
                <text:p>759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7590">
                <text:p>759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7590">
                <text:p>759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7600">
                <text:p>760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7660">
                <text:p>76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